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5.76pt" fo:break-before="auto" style:use-optimal-row-height="true"/>
    </style:style>
    <style:style style:name="ro3" style:family="table-row">
      <style:table-row-properties style:row-height="77.56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6.64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new shoot system absent'" calcext:value-type="string">
            <text:p>'new shoot system absent'</text:p>
          </table:table-cell>
          <table:table-cell office:value-type="string" calcext:value-type="string">
            <text:p>'new shoot system presence'</text:p>
          </table:table-cell>
          <table:table-cell table:style-name="ce3" office:value-type="string" calcext:value-type="string">
            <text:p>'new shoot system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new shoot system presence'} trait that is a {quality of} a {whole plant} that does not have any new shoot systems {$'new shoot system'}." calcext:value-type="string">
            <text:p>A {'new shoot system presence'} trait that is a {quality of} a {whole plant} that does not have any new shoot systems {$'new shoot system'}.</text:p>
          </table:table-cell>
          <table:table-cell table:style-name="ce5" table:formula="of:=CONCATENATE([.D2];&quot; AND 'has quality datum' SOME (&quot;;CHAR(10);&quot;    'data item' AND (&quot;;CHAR(10);&quot;        ('upper count' VALUE 0) OR ('upper percent' VALUE 0.0)&quot;;CHAR(10);&quot;    )&quot;;CHAR(10);&quot;) &quot;)" office:value-type="string" office:string-value="'new shoot system presence' AND 'has quality datum' SOME (&#10;    'data item' AND (&#10;        ('upper count' VALUE 0) OR ('upper percent' VALUE 0.0)&#10;    )&#10;) " calcext:value-type="string">
            <text:p>'new shoot system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new shoot system present'" calcext:value-type="string">
            <text:p>'new shoot system present'</text:p>
          </table:table-cell>
          <table:table-cell table:style-name="ce8" table:formula="of:=CONCATENATE(&quot;'plant structure presence' AND 'quality of' SOME (&quot;; CHAR(10); &quot;    'whole plant' AND NOT ('has visible part' SOME &quot;; [.E2]; &quot;)&quot;; CHAR(10); &quot;) AND 'depends on structure' ONLY (&quot;; CHAR(10); &quot;    NOT ('has visible part' SOME &quot;; [.E2]; &quot;)&quot;; CHAR(10); &quot;)&quot;)" office:value-type="string" office:string-value="'plant structure presence' AND 'quality of' SOME (&#10;    'whole plant' AND NOT ('has visible part' SOME 'new shoot system')&#10;) AND 'depends on structure' ONLY (&#10;    NOT ('has visible part' SOME 'new shoot system')&#10;)" calcext:value-type="string">
            <text:p>'plant structure presence' AND 'quality of' SOME (</text:p>
            <text:p>    'whole plant' AND NOT ('has visible part' SOME 'new shoot system')</text:p>
            <text:p>) AND 'depends on structure' ONLY (</text:p>
            <text:p>    NOT ('has visible part' SOME 'new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datum' SOME (&quot;;CHAR(10);&quot;    'data item' AND (&quot;;CHAR(10);&quot;        ('upper count' VALUE 0) OR ('upper percent' VALUE 0.0)&quot;;CHAR(10);&quot;    )&quot;;CHAR(10);&quot;) &quot;)" office:value-type="string" office:string-value="'new above-ground shoot-borne shoot system presence' AND 'has quality datum' SOME (&#10;    'data item' AND (&#10;        ('upper count' VALUE 0) OR ('upper percent' VALUE 0.0)&#10;    )&#10;) " calcext:value-type="string">
            <text:p>'new above-ground shoot-borne shoot system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visible part' SOME &quot;; [.E3]; &quot;)&quot;; CHAR(10); &quot;) AND 'depends on structure' ONLY (&quot;; CHAR(10); &quot;    NOT ('has visible part' SOME &quot;; [.E3]; &quot;)&quot;; CHAR(10); &quot;)&quot;)" office:value-type="string" office:string-value="'plant structure presence' AND 'quality of' SOME (&#10;    'whole plant' AND NOT ('has visible part' SOME 'new above-ground shoot-borne shoot system')&#10;) AND 'depends on structure' ONLY (&#10;    NOT ('has visible part' SOME 'new above-ground shoot-borne shoot system')&#10;)" calcext:value-type="string">
            <text:p>'plant structure presence' AND 'quality of' SOME (</text:p>
            <text:p>    'whole plant' AND NOT ('has visible part' SOME 'new above-ground shoot-borne shoot system')</text:p>
            <text:p>) AND 'depends on structure' ONLY (</text:p>
            <text:p>    NOT ('has visible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datum' SOME (&quot;;CHAR(10);&quot;    'data item' AND (&quot;;CHAR(10);&quot;        ('upper count' VALUE 0) OR ('upper percent' VALUE 0.0)&quot;;CHAR(10);&quot;    )&quot;;CHAR(10);&quot;) &quot;)" office:value-type="string" office:string-value="'new shoot system emerging from ground presence' AND 'has quality datum' SOME (&#10;    'data item' AND (&#10;        ('upper count' VALUE 0) OR ('upper percent' VALUE 0.0)&#10;    )&#10;) " calcext:value-type="string">
            <text:p>'new shoot system emerging from groun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visible part' SOME &quot;; [.E4]; &quot;)&quot;; CHAR(10); &quot;) AND 'depends on structure' ONLY (&quot;; CHAR(10); &quot;    NOT ('has visible part' SOME &quot;; [.E4]; &quot;)&quot;; CHAR(10); &quot;)&quot;)" office:value-type="string" office:string-value="'plant structure presence' AND 'quality of' SOME (&#10;    'whole plant' AND NOT ('has visible part' SOME 'new shoot system emerging from ground')&#10;) AND 'depends on structure' ONLY (&#10;    NOT ('has visible part' SOME 'new shoot system emerging from ground')&#10;)" calcext:value-type="string">
            <text:p>'plant structure presence' AND 'quality of' SOME (</text:p>
            <text:p>    'whole plant' AND NOT ('has visible part' SOME 'new shoot system emerging from ground')</text:p>
            <text:p>) AND 'depends on structure' ONLY (</text:p>
            <text:p>    NOT ('has visible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datum' SOME (&quot;;CHAR(10);&quot;    'data ite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datum' SOME (&#10;    'data item' AND (&#10;        ('upper count' VALUE 0) OR ('upper percent' VALUE 0.0)&#10;    )&#10;) " calcext:value-type="string">
            <text:p>'new shoot system emerging from ground in first growth cycl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5]; &quot;)&quot;; CHAR(10); &quot;) AND 'depends on structure' ONLY (&quot;; CHAR(10); &quot;    NOT ('has visible part' SOME &quot;; [.E5]; &quot;)&quot;; CHAR(10); &quot;)&quot;)" office:value-type="string" office:string-value="'plant structure presence' AND 'quality of' SOME (&#10;    'whole plant' AND NOT ('has visible part' SOME 'new shoot system emerging from ground in first growth cycle')&#10;) AND 'depends on structure' ONLY (&#10;    NOT ('has visible part' SOME 'new shoot system emerging from ground in first growth cycle')&#10;)" calcext:value-type="string">
            <text:p>'plant structure presence' AND 'quality of' SOME (</text:p>
            <text:p>    'whole plant' AND NOT ('has visible part' SOME 'new shoot system emerging from ground in first growth cycle')</text:p>
            <text:p>) AND 'depends on structure' ONLY (</text:p>
            <text:p>    NOT ('has visible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datum' SOME (&quot;;CHAR(10);&quot;    'data item' AND (&quot;;CHAR(10);&quot;        ('upper count' VALUE 0) OR ('upper percent' VALUE 0.0)&quot;;CHAR(10);&quot;    )&quot;;CHAR(10);&quot;) &quot;)" office:value-type="string" office:string-value="'seedling presence' AND 'has quality datum' SOME (&#10;    'data item' AND (&#10;        ('upper count' VALUE 0) OR ('upper percent' VALUE 0.0)&#10;    )&#10;) " calcext:value-type="string">
            <text:p>'seedling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visible part' SOME &quot;; [.E6]; &quot;)&quot;; CHAR(10); &quot;) AND 'depends on structure' ONLY (&quot;; CHAR(10); &quot;    NOT ('has visible part' SOME &quot;; [.E6]; &quot;)&quot;; CHAR(10); &quot;)&quot;)" office:value-type="string" office:string-value="'plant structure presence' AND 'quality of' SOME (&#10;    'whole plant' AND NOT ('has visible part' SOME 'seedling')&#10;) AND 'depends on structure' ONLY (&#10;    NOT ('has visible part' SOME 'seedling')&#10;)" calcext:value-type="string">
            <text:p>'plant structure presence' AND 'quality of' SOME (</text:p>
            <text:p>    'whole plant' AND NOT ('has visible part' SOME 'seedling')</text:p>
            <text:p>) AND 'depends on structure' ONLY (</text:p>
            <text:p>    NOT ('has visible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datum' SOME (&quot;;CHAR(10);&quot;    'data ite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datum' SOME (&#10;    'data item' AND (&#10;        ('upper count' VALUE 0) OR ('upper percent' VALUE 0.0)&#10;    )&#10;) " calcext:value-type="string">
            <text:p>'new shoot system emerging from ground in later growth cycl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visible part' SOME &quot;; [.E7]; &quot;)&quot;; CHAR(10); &quot;) AND 'depends on structure' ONLY (&quot;; CHAR(10); &quot;    NOT ('has visible part' SOME &quot;; [.E7]; &quot;)&quot;; CHAR(10); &quot;)&quot;)" office:value-type="string" office:string-value="'plant structure presence' AND 'quality of' SOME (&#10;    'whole plant' AND NOT ('has visible part' SOME 'new shoot system emerging from ground in later growth cycle')&#10;) AND 'depends on structure' ONLY (&#10;    NOT ('has visible part' SOME 'new shoot system emerging from ground in later growth cycle')&#10;)" calcext:value-type="string">
            <text:p>'plant structure presence' AND 'quality of' SOME (</text:p>
            <text:p>    'whole plant' AND NOT ('has visible part' SOME 'new shoot system emerging from ground in later growth cycle')</text:p>
            <text:p>) AND 'depends on structure' ONLY (</text:p>
            <text:p>    NOT ('has visible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datum' SOME (&quot;;CHAR(10);&quot;    'data item' AND (&quot;;CHAR(10);&quot;        ('upper count' VALUE 0) OR ('upper percent' VALUE 0.0)&quot;;CHAR(10);&quot;    )&quot;;CHAR(10);&quot;) &quot;)" office:value-type="string" office:string-value="'leaf bud presence' AND 'has quality datum' SOME (&#10;    'data item' AND (&#10;        ('upper count' VALUE 0) OR ('upper percent' VALUE 0.0)&#10;    )&#10;) " calcext:value-type="string">
            <text:p>'leaf bu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8]; &quot;)&quot;; CHAR(10); &quot;) AND 'depends on structure' ONLY (&quot;; CHAR(10); &quot;    NOT ('has visible part' SOME &quot;; [.E8]; &quot;)&quot;; CHAR(10); &quot;)&quot;)" office:value-type="string" office:string-value="'plant structure presence' AND 'quality of' SOME (&#10;    'whole plant' AND NOT ('has visible part' SOME PO:'vegetative bud')&#10;) AND 'depends on structure' ONLY (&#10;    NOT ('has visible part' SOME PO:'vegetative bud')&#10;)" calcext:value-type="string">
            <text:p>'plant structure presence' AND 'quality of' SOME (</text:p>
            <text:p>    'whole plant' AND NOT ('has visible part' SOME PO:'vegetative bud')</text:p>
            <text:p>) AND 'depends on structure' ONLY (</text:p>
            <text:p>    NOT ('has visible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datum' SOME (&quot;;CHAR(10);&quot;    'data item' AND (&quot;;CHAR(10);&quot;        ('upper count' VALUE 0) OR ('upper percent' VALUE 0.0)&quot;;CHAR(10);&quot;    )&quot;;CHAR(10);&quot;) &quot;)" office:value-type="string" office:string-value="'dormant leaf bud presence' AND 'has quality datum' SOME (&#10;    'data item' AND (&#10;        ('upper count' VALUE 0) OR ('upper percent' VALUE 0.0)&#10;    )&#10;) " calcext:value-type="string">
            <text:p>'dormant leaf bu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9]; &quot;)&quot;; CHAR(10); &quot;) AND 'depends on structure' ONLY (&quot;; CHAR(10); &quot;    NOT ('has visible part' SOME &quot;; [.E9]; &quot;)&quot;; CHAR(10); &quot;)&quot;)" office:value-type="string" office:string-value="'plant structure presence' AND 'quality of' SOME (&#10;    'whole plant' AND NOT ('has visible part' SOME 'dormant leaf bud')&#10;) AND 'depends on structure' ONLY (&#10;    NOT ('has visible part' SOME 'dormant leaf bud')&#10;)" calcext:value-type="string">
            <text:p>'plant structure presence' AND 'quality of' SOME (</text:p>
            <text:p>    'whole plant' AND NOT ('has visible part' SOME 'dormant leaf bud')</text:p>
            <text:p>) AND 'depends on structure' ONLY (</text:p>
            <text:p>    NOT ('has visible part' SOME '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datum' SOME (&quot;;CHAR(10);&quot;    'data item' AND (&quot;;CHAR(10);&quot;        ('upper count' VALUE 0) OR ('upper percent' VALUE 0.0)&quot;;CHAR(10);&quot;    )&quot;;CHAR(10);&quot;) &quot;)" office:value-type="string" office:string-value="'non-dormant leaf bud presence' AND 'has quality datum' SOME (&#10;    'data item' AND (&#10;        ('upper count' VALUE 0) OR ('upper percent' VALUE 0.0)&#10;    )&#10;) " calcext:value-type="string">
            <text:p>'non-dormant leaf bu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0]; &quot;)&quot;; CHAR(10); &quot;) AND 'depends on structure' ONLY (&quot;; CHAR(10); &quot;    NOT ('has visible part' SOME &quot;; [.E10]; &quot;)&quot;; CHAR(10); &quot;)&quot;)" office:value-type="string" office:string-value="'plant structure presence' AND 'quality of' SOME (&#10;    'whole plant' AND NOT ('has visible part' SOME 'non-dormant leaf bud')&#10;) AND 'depends on structure' ONLY (&#10;    NOT ('has visible part' SOME 'non-dormant leaf bud')&#10;)" calcext:value-type="string">
            <text:p>'plant structure presence' AND 'quality of' SOME (</text:p>
            <text:p>    'whole plant' AND NOT ('has visible part' SOME 'non-dormant leaf bud')</text:p>
            <text:p>) AND 'depends on structure' ONLY (</text:p>
            <text:p>    NOT ('has visible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datum' SOME (&quot;;CHAR(10);&quot;    'data item' AND (&quot;;CHAR(10);&quot;        ('upper count' VALUE 0) OR ('upper percent' VALUE 0.0)&quot;;CHAR(10);&quot;    )&quot;;CHAR(10);&quot;) &quot;)" office:value-type="string" office:string-value="'swelling leaf bud presence' AND 'has quality datum' SOME (&#10;    'data item' AND (&#10;        ('upper count' VALUE 0) OR ('upper percent' VALUE 0.0)&#10;    )&#10;) " calcext:value-type="string">
            <text:p>'swelling leaf bu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1]; &quot;)&quot;; CHAR(10); &quot;) AND 'depends on structure' ONLY (&quot;; CHAR(10); &quot;    NOT ('has visible part' SOME &quot;; [.E11]; &quot;)&quot;; CHAR(10); &quot;)&quot;)" office:value-type="string" office:string-value="'plant structure presence' AND 'quality of' SOME (&#10;    'whole plant' AND NOT ('has visible part' SOME 'swelling leaf bud')&#10;) AND 'depends on structure' ONLY (&#10;    NOT ('has visible part' SOME 'swelling leaf bud')&#10;)" calcext:value-type="string">
            <text:p>'plant structure presence' AND 'quality of' SOME (</text:p>
            <text:p>    'whole plant' AND NOT ('has visible part' SOME 'swelling leaf bud')</text:p>
            <text:p>) AND 'depends on structure' ONLY (</text:p>
            <text:p>    NOT ('has visible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datum' SOME (&quot;;CHAR(10);&quot;    'data item' AND (&quot;;CHAR(10);&quot;        ('upper count' VALUE 0) OR ('upper percent' VALUE 0.0)&quot;;CHAR(10);&quot;    )&quot;;CHAR(10);&quot;) &quot;)" office:value-type="string" office:string-value="'breaking leaf bud presence' AND 'has quality datum' SOME (&#10;    'data item' AND (&#10;        ('upper count' VALUE 0) OR ('upper percent' VALUE 0.0)&#10;    )&#10;) " calcext:value-type="string">
            <text:p>'breaking leaf bu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visible part' SOME &quot;; [.E12]; &quot;)&quot;; CHAR(10); &quot;) AND 'depends on structure' ONLY (&quot;; CHAR(10); &quot;    NOT ('has visible part' SOME &quot;; [.E12]; &quot;)&quot;; CHAR(10); &quot;)&quot;)" office:value-type="string" office:string-value="'plant structure presence' AND 'quality of' SOME (&#10;    'whole plant' AND NOT ('has visible part' SOME 'breaking leaf bud')&#10;) AND 'depends on structure' ONLY (&#10;    NOT ('has visible part' SOME 'breaking leaf bud')&#10;)" calcext:value-type="string">
            <text:p>'plant structure presence' AND 'quality of' SOME (</text:p>
            <text:p>    'whole plant' AND NOT ('has visible part' SOME 'breaking leaf bud')</text:p>
            <text:p>) AND 'depends on structure' ONLY (</text:p>
            <text:p>    NOT ('has visible part' SOME 'breaking leaf bud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datum' SOME (&quot;;CHAR(10);&quot;    'data item' AND (&quot;;CHAR(10);&quot;        ('upper count' VALUE 0) OR ('upper percent' VALUE 0.0)&quot;;CHAR(10);&quot;    )&quot;;CHAR(10);&quot;) &quot;)" office:value-type="string" office:string-value="'vascular leaf presence' AND 'has quality datum' SOME (&#10;    'data item' AND (&#10;        ('upper count' VALUE 0) OR ('upper percent' VALUE 0.0)&#10;    )&#10;) " calcext:value-type="string">
            <text:p>'vascular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4]; &quot;)&quot;; CHAR(10); &quot;) AND 'depends on structure' ONLY (&quot;; CHAR(10); &quot;    NOT ('has visible part' SOME &quot;; [.E14]; &quot;)&quot;; CHAR(10); &quot;)&quot;)" office:value-type="string" office:string-value="'plant structure presence' AND 'quality of' SOME (&#10;    'whole plant' AND NOT ('has visible part' SOME 'vascular leaf')&#10;) AND 'depends on structure' ONLY (&#10;    NOT ('has visible part' SOME 'vascular leaf')&#10;)" calcext:value-type="string">
            <text:p>'plant structure presence' AND 'quality of' SOME (</text:p>
            <text:p>    'whole plant' AND NOT ('has visible part' SOME 'vascular leaf')</text:p>
            <text:p>) AND 'depends on structure' ONLY (</text:p>
            <text:p>    NOT ('has visible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datum' SOME (&quot;;CHAR(10);&quot;    'data item' AND (&quot;;CHAR(10);&quot;        ('upper count' VALUE 0) OR ('upper percent' VALUE 0.0)&quot;;CHAR(10);&quot;    )&quot;;CHAR(10);&quot;) &quot;)" office:value-type="string" office:string-value="'true leaf presence' AND 'has quality datum' SOME (&#10;    'data item' AND (&#10;        ('upper count' VALUE 0) OR ('upper percent' VALUE 0.0)&#10;    )&#10;) " calcext:value-type="string">
            <text:p>'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5]; &quot;)&quot;; CHAR(10); &quot;) AND 'depends on structure' ONLY (&quot;; CHAR(10); &quot;    NOT ('has visible part' SOME &quot;; [.E15]; &quot;)&quot;; CHAR(10); &quot;)&quot;)" office:value-type="string" office:string-value="'plant structure presence' AND 'quality of' SOME (&#10;    'whole plant' AND NOT ('has visible part' SOME 'true leaf')&#10;) AND 'depends on structure' ONLY (&#10;    NOT ('has visible part' SOME 'true leaf')&#10;)" calcext:value-type="string">
            <text:p>'plant structure presence' AND 'quality of' SOME (</text:p>
            <text:p>    'whole plant' AND NOT ('has visible part' SOME 'true leaf')</text:p>
            <text:p>) AND 'depends on structure' ONLY (</text:p>
            <text:p>    NOT ('has visible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datum' SOME (&quot;;CHAR(10);&quot;    'data item' AND (&quot;;CHAR(10);&quot;        ('upper count' VALUE 0) OR ('upper percent' VALUE 0.0)&quot;;CHAR(10);&quot;    )&quot;;CHAR(10);&quot;) &quot;)" office:value-type="string" office:string-value="'unfolding true leaf presence' AND 'has quality datum' SOME (&#10;    'data item' AND (&#10;        ('upper count' VALUE 0) OR ('upper percent' VALUE 0.0)&#10;    )&#10;) " calcext:value-type="string">
            <text:p>'unfolding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6]; &quot;)&quot;; CHAR(10); &quot;) AND 'depends on structure' ONLY (&quot;; CHAR(10); &quot;    NOT ('has visible part' SOME &quot;; [.E16]; &quot;)&quot;; CHAR(10); &quot;)&quot;)" office:value-type="string" office:string-value="'plant structure presence' AND 'quality of' SOME (&#10;    'whole plant' AND NOT ('has visible part' SOME 'unfolding true leaf')&#10;) AND 'depends on structure' ONLY (&#10;    NOT ('has visible part' SOME 'unfolding true leaf')&#10;)" calcext:value-type="string">
            <text:p>'plant structure presence' AND 'quality of' SOME (</text:p>
            <text:p>    'whole plant' AND NOT ('has visible part' SOME 'unfolding true leaf')</text:p>
            <text:p>) AND 'depends on structure' ONLY (</text:p>
            <text:p>    NOT ('has visible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datum' SOME (&quot;;CHAR(10);&quot;    'data item' AND (&quot;;CHAR(10);&quot;        ('upper count' VALUE 0) OR ('upper percent' VALUE 0.0)&quot;;CHAR(10);&quot;    )&quot;;CHAR(10);&quot;) &quot;)" office:value-type="string" office:string-value="'unfolded true leaf presence' AND 'has quality datum' SOME (&#10;    'data item' AND (&#10;        ('upper count' VALUE 0) OR ('upper percent' VALUE 0.0)&#10;    )&#10;) " calcext:value-type="string">
            <text:p>'unfolded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7]; &quot;)&quot;; CHAR(10); &quot;) AND 'depends on structure' ONLY (&quot;; CHAR(10); &quot;    NOT ('has visible part' SOME &quot;; [.E17]; &quot;)&quot;; CHAR(10); &quot;)&quot;)" office:value-type="string" office:string-value="'plant structure presence' AND 'quality of' SOME (&#10;    'whole plant' AND NOT ('has visible part' SOME 'unfolded true leaf')&#10;) AND 'depends on structure' ONLY (&#10;    NOT ('has visible part' SOME 'unfolded true leaf')&#10;)" calcext:value-type="string">
            <text:p>'plant structure presence' AND 'quality of' SOME (</text:p>
            <text:p>    'whole plant' AND NOT ('has visible part' SOME 'unfolded true leaf')</text:p>
            <text:p>) AND 'depends on structure' ONLY (</text:p>
            <text:p>    NOT ('has visible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datum' SOME (&quot;;CHAR(10);&quot;    'data item' AND (&quot;;CHAR(10);&quot;        ('upper count' VALUE 0) OR ('upper percent' VALUE 0.0)&quot;;CHAR(10);&quot;    )&quot;;CHAR(10);&quot;) &quot;)" office:value-type="string" office:string-value="'non-senescing unfolded true leaf presence' AND 'has quality datum' SOME (&#10;    'data item' AND (&#10;        ('upper count' VALUE 0) OR ('upper percent' VALUE 0.0)&#10;    )&#10;) " calcext:value-type="string">
            <text:p>'non-senescing unfolded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8]; &quot;)&quot;; CHAR(10); &quot;) AND 'depends on structure' ONLY (&quot;; CHAR(10); &quot;    NOT ('has visible part' SOME &quot;; [.E18]; &quot;)&quot;; CHAR(10); &quot;)&quot;)" office:value-type="string" office:string-value="'plant structure presence' AND 'quality of' SOME (&#10;    'whole plant' AND NOT ('has visible part' SOME 'non-senescing unfolded true leaf')&#10;) AND 'depends on structure' ONLY (&#10;    NOT ('has visible part' SOME 'non-senescing unfolded true leaf')&#10;)" calcext:value-type="string">
            <text:p>'plant structure presence' AND 'quality of' SOME (</text:p>
            <text:p>    'whole plant' AND NOT ('has visible part' SOME 'non-senescing unfolded true leaf')</text:p>
            <text:p>) AND 'depends on structure' ONLY (</text:p>
            <text:p>    NOT ('has visible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datum' SOME (&quot;;CHAR(10);&quot;    'data item' AND (&quot;;CHAR(10);&quot;        ('upper count' VALUE 0) OR ('upper percent' VALUE 0.0)&quot;;CHAR(10);&quot;    )&quot;;CHAR(10);&quot;) &quot;)" office:value-type="string" office:string-value="'senescing true leaf presence' AND 'has quality datum' SOME (&#10;    'data item' AND (&#10;        ('upper count' VALUE 0) OR ('upper percent' VALUE 0.0)&#10;    )&#10;) " calcext:value-type="string">
            <text:p>'senescing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19]; &quot;)&quot;; CHAR(10); &quot;) AND 'depends on structure' ONLY (&quot;; CHAR(10); &quot;    NOT ('has visible part' SOME &quot;; [.E19]; &quot;)&quot;; CHAR(10); &quot;)&quot;)" office:value-type="string" office:string-value="'plant structure presence' AND 'quality of' SOME (&#10;    'whole plant' AND NOT ('has visible part' SOME 'senescing true leaf')&#10;) AND 'depends on structure' ONLY (&#10;    NOT ('has visible part' SOME 'senescing true leaf')&#10;)" calcext:value-type="string">
            <text:p>'plant structure presence' AND 'quality of' SOME (</text:p>
            <text:p>    'whole plant' AND NOT ('has visible part' SOME 'senescing true leaf')</text:p>
            <text:p>) AND 'depends on structure' ONLY (</text:p>
            <text:p>    NOT ('has visible part' SOME 'senescing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datum' SOME (&quot;;CHAR(10);&quot;    'data item' AND (&quot;;CHAR(10);&quot;        ('upper count' VALUE 0) OR ('upper percent' VALUE 0.0)&quot;;CHAR(10);&quot;    )&quot;;CHAR(10);&quot;) &quot;)" office:value-type="string" office:string-value="'immature unfolded true leaf presence' AND 'has quality datum' SOME (&#10;    'data item' AND (&#10;        ('upper count' VALUE 0) OR ('upper percent' VALUE 0.0)&#10;    )&#10;) " calcext:value-type="string">
            <text:p>'immature unfolded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0]; &quot;)&quot;; CHAR(10); &quot;) AND 'depends on structure' ONLY (&quot;; CHAR(10); &quot;    NOT ('has visible part' SOME &quot;; [.E20]; &quot;)&quot;; CHAR(10); &quot;)&quot;)" office:value-type="string" office:string-value="'plant structure presence' AND 'quality of' SOME (&#10;    'whole plant' AND NOT ('has visible part' SOME 'immature unfolded true leaf')&#10;) AND 'depends on structure' ONLY (&#10;    NOT ('has visible part' SOME 'immature unfolded true leaf')&#10;)" calcext:value-type="string">
            <text:p>'plant structure presence' AND 'quality of' SOME (</text:p>
            <text:p>    'whole plant' AND NOT ('has visible part' SOME 'immature unfolded true leaf')</text:p>
            <text:p>) AND 'depends on structure' ONLY (</text:p>
            <text:p>    NOT ('has visible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datum' SOME (&quot;;CHAR(10);&quot;    'data item' AND (&quot;;CHAR(10);&quot;        ('upper count' VALUE 0) OR ('upper percent' VALUE 0.0)&quot;;CHAR(10);&quot;    )&quot;;CHAR(10);&quot;) &quot;)" office:value-type="string" office:string-value="'mature true leaf presence' AND 'has quality datum' SOME (&#10;    'data item' AND (&#10;        ('upper count' VALUE 0) OR ('upper percent' VALUE 0.0)&#10;    )&#10;) " calcext:value-type="string">
            <text:p>'mature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1]; &quot;)&quot;; CHAR(10); &quot;) AND 'depends on structure' ONLY (&quot;; CHAR(10); &quot;    NOT ('has visible part' SOME &quot;; [.E21]; &quot;)&quot;; CHAR(10); &quot;)&quot;)" office:value-type="string" office:string-value="'plant structure presence' AND 'quality of' SOME (&#10;    'whole plant' AND NOT ('has visible part' SOME 'mature true leaf')&#10;) AND 'depends on structure' ONLY (&#10;    NOT ('has visible part' SOME 'mature true leaf')&#10;)" calcext:value-type="string">
            <text:p>'plant structure presence' AND 'quality of' SOME (</text:p>
            <text:p>    'whole plant' AND NOT ('has visible part' SOME 'mature true leaf')</text:p>
            <text:p>) AND 'depends on structure' ONLY (</text:p>
            <text:p>    NOT ('has visible part' SOME 'mature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datum' SOME (&quot;;CHAR(10);&quot;    'data item' AND (&quot;;CHAR(10);&quot;        ('upper count' VALUE 0) OR ('upper percent' VALUE 0.0)&quot;;CHAR(10);&quot;    )&quot;;CHAR(10);&quot;) &quot;)" office:value-type="string" office:string-value="'expanding unfolded true leaf presence' AND 'has quality datum' SOME (&#10;    'data item' AND (&#10;        ('upper count' VALUE 0) OR ('upper percent' VALUE 0.0)&#10;    )&#10;) " calcext:value-type="string">
            <text:p>'expanding unfolded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2]; &quot;)&quot;; CHAR(10); &quot;) AND 'depends on structure' ONLY (&quot;; CHAR(10); &quot;    NOT ('has visible part' SOME &quot;; [.E22]; &quot;)&quot;; CHAR(10); &quot;)&quot;)" office:value-type="string" office:string-value="'plant structure presence' AND 'quality of' SOME (&#10;    'whole plant' AND NOT ('has visible part' SOME 'expanding unfolded true leaf')&#10;) AND 'depends on structure' ONLY (&#10;    NOT ('has visible part' SOME 'expanding unfolded true leaf')&#10;)" calcext:value-type="string">
            <text:p>'plant structure presence' AND 'quality of' SOME (</text:p>
            <text:p>    'whole plant' AND NOT ('has visible part' SOME 'expanding unfolded true leaf')</text:p>
            <text:p>) AND 'depends on structure' ONLY (</text:p>
            <text:p>    NOT ('has visible part' SOME 'expanding unfolded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datum' SOME (&quot;;CHAR(10);&quot;    'data item' AND (&quot;;CHAR(10);&quot;        ('upper count' VALUE 0) OR ('upper percent' VALUE 0.0)&quot;;CHAR(10);&quot;    )&quot;;CHAR(10);&quot;) &quot;)" office:value-type="string" office:string-value="'expanded immature true leaf presence' AND 'has quality datum' SOME (&#10;    'data item' AND (&#10;        ('upper count' VALUE 0) OR ('upper percent' VALUE 0.0)&#10;    )&#10;) " calcext:value-type="string">
            <text:p>'expanded immature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3]; &quot;)&quot;; CHAR(10); &quot;) AND 'depends on structure' ONLY (&quot;; CHAR(10); &quot;    NOT ('has visible part' SOME &quot;; [.E23]; &quot;)&quot;; CHAR(10); &quot;)&quot;)" office:value-type="string" office:string-value="'plant structure presence' AND 'quality of' SOME (&#10;    'whole plant' AND NOT ('has visible part' SOME 'expanded immature true leaf')&#10;) AND 'depends on structure' ONLY (&#10;    NOT ('has visible part' SOME 'expanded immature true leaf')&#10;)" calcext:value-type="string">
            <text:p>'plant structure presence' AND 'quality of' SOME (</text:p>
            <text:p>    'whole plant' AND NOT ('has visible part' SOME 'expanded immature true leaf')</text:p>
            <text:p>) AND 'depends on structure' ONLY (</text:p>
            <text:p>    NOT ('has visible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datum' SOME (&quot;;CHAR(10);&quot;    'data item' AND (&quot;;CHAR(10);&quot;        ('upper count' VALUE 0) OR ('upper percent' VALUE 0.0)&quot;;CHAR(10);&quot;    )&quot;;CHAR(10);&quot;) &quot;)" office:value-type="string" office:string-value="'expanding true leaf presence' AND 'has quality datum' SOME (&#10;    'data item' AND (&#10;        ('upper count' VALUE 0) OR ('upper percent' VALUE 0.0)&#10;    )&#10;) " calcext:value-type="string">
            <text:p>'expanding true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visible part' SOME &quot;; [.E24]; &quot;)&quot;; CHAR(10); &quot;) AND 'depends on structure' ONLY (&quot;; CHAR(10); &quot;    NOT ('has visible part' SOME &quot;; [.E24]; &quot;)&quot;; CHAR(10); &quot;)&quot;)" office:value-type="string" office:string-value="'plant structure presence' AND 'quality of' SOME (&#10;    'whole plant' AND NOT ('has visible part' SOME 'expanding true leaf')&#10;) AND 'depends on structure' ONLY (&#10;    NOT ('has visible part' SOME 'expanding true leaf')&#10;)" calcext:value-type="string">
            <text:p>'plant structure presence' AND 'quality of' SOME (</text:p>
            <text:p>    'whole plant' AND NOT ('has visible part' SOME 'expanding true leaf')</text:p>
            <text:p>) AND 'depends on structure' ONLY (</text:p>
            <text:p>    NOT ('has visible part' SOME 'expanding true leaf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datum' SOME (&quot;;CHAR(10);&quot;    'data item' AND (&quot;;CHAR(10);&quot;        ('upper count' VALUE 0) OR ('upper percent' VALUE 0.0)&quot;;CHAR(10);&quot;    )&quot;;CHAR(10);&quot;) &quot;)" office:value-type="string" office:string-value="'reproductive structure presence' AND 'has quality datum' SOME (&#10;    'data item' AND (&#10;        ('upper count' VALUE 0) OR ('upper percent' VALUE 0.0)&#10;    )&#10;) " calcext:value-type="string">
            <text:p>'reproductive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6]; &quot;)&quot;; CHAR(10); &quot;) AND 'depends on structure' ONLY (&quot;; CHAR(10); &quot;    NOT ('has visible part' SOME &quot;; [.E26]; &quot;)&quot;; CHAR(10); &quot;)&quot;)" office:value-type="string" office:string-value="'plant structure presence' AND 'quality of' SOME (&#10;    'whole plant' AND NOT ('has visible part' SOME 'reproductive structure')&#10;) AND 'depends on structure' ONLY (&#10;    NOT ('has visible part' SOME 'reproductive structure')&#10;)" calcext:value-type="string">
            <text:p>'plant structure presence' AND 'quality of' SOME (</text:p>
            <text:p>    'whole plant' AND NOT ('has visible part' SOME 'reproductive structure')</text:p>
            <text:p>) AND 'depends on structure' ONLY (</text:p>
            <text:p>    NOT ('has visible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7]; &quot; presence&quot;; &quot;s absent&quot;)" office:value-type="string" office:string-value="'floral structures absent'" calcext:value-type="string">
            <text:p>'floral structure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floral structure presence'" calcext:value-type="string">
            <text:p>'floral structure presence'</text:p>
          </table:table-cell>
          <table:table-cell table:style-name="ce3" office:value-type="string" calcext:value-type="string">
            <text:p>'floral structure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floral structure presence'} trait that is a {quality of} a {whole plant} that does not have any floral structures {$'floral structure'}." calcext:value-type="string">
            <text:p>A {'floral structure presence'} trait that is a {quality of} a {whole plant} that does not have any floral structures {$'floral structure'}.</text:p>
          </table:table-cell>
          <table:table-cell table:style-name="ce5" table:formula="of:=CONCATENATE([.D27];&quot; AND 'has quality datum' SOME (&quot;;CHAR(10);&quot;    'data item' AND (&quot;;CHAR(10);&quot;        ('upper count' VALUE 0) OR ('upper percent' VALUE 0.0)&quot;;CHAR(10);&quot;    )&quot;;CHAR(10);&quot;) &quot;)" office:value-type="string" office:string-value="'floral structure presence' AND 'has quality datum' SOME (&#10;    'data item' AND (&#10;        ('upper count' VALUE 0) OR ('upper percent' VALUE 0.0)&#10;    )&#10;) " calcext:value-type="string">
            <text:p>'floral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floral structures present'" calcext:value-type="string">
            <text:p>'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7]; &quot;)&quot;; CHAR(10); &quot;) AND 'depends on structure' ONLY (&quot;; CHAR(10); &quot;    NOT ('has visible part' SOME &quot;; [.E27]; &quot;)&quot;; CHAR(10); &quot;)&quot;)" office:value-type="string" office:string-value="'plant structure presence' AND 'quality of' SOME (&#10;    'whole plant' AND NOT ('has visible part' SOME 'floral structure')&#10;) AND 'depends on structure' ONLY (&#10;    NOT ('has visible part' SOME 'floral structure')&#10;)" calcext:value-type="string">
            <text:p>'plant structure presence' AND 'quality of' SOME (</text:p>
            <text:p>    'whole plant' AND NOT ('has visible part' SOME 'floral structure')</text:p>
            <text:p>) AND 'depends on structure' ONLY (</text:p>
            <text:p>    NOT ('has visible part' SOME 'floral structure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8]; &quot; presence&quot;; &quot;s absent&quot;)" office:value-type="string" office:string-value="'non-senesced floral structures absent'" calcext:value-type="string">
            <text:p>'non-senesced floral structures absent'</text:p>
          </table:table-cell>
          <table:table-cell table:formula="of:=CONCATENATE(&quot;'&quot;; SUBSTITUTE(SUBSTITUTE([.E28]; &quot;PO:&quot;; &quot;&quot;); &quot;'&quot;; &quot;&quot;); &quot; presence'&quot;)" office:value-type="string" office:string-value="'non-senesced floral structure presence'" calcext:value-type="string">
            <text:p>'non-senesced floral structure presence'</text:p>
          </table:table-cell>
          <table:table-cell table:style-name="ce3" office:value-type="string" calcext:value-type="string">
            <text:p>'non-senesced floral structure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non-senesced floral structure presence'} trait that is a {quality of} a {whole plant} that does not have any non-senesced floral structures {$'non-senesced floral structure'}." calcext:value-type="string">
            <text:p>A {'non-senesced floral structure presence'} trait that is a {quality of} a {whole plant} that does not have any non-senesced floral structures {$'non-senesced floral structure'}.</text:p>
          </table:table-cell>
          <table:table-cell table:style-name="ce5" table:formula="of:=CONCATENATE([.D28];&quot; AND 'has quality datum' SOME (&quot;;CHAR(10);&quot;    'data item' AND (&quot;;CHAR(10);&quot;        ('upper count' VALUE 0) OR ('upper percent' VALUE 0.0)&quot;;CHAR(10);&quot;    )&quot;;CHAR(10);&quot;) &quot;)" office:value-type="string" office:string-value="'non-senesced floral structure presence' AND 'has quality datum' SOME (&#10;    'data item' AND (&#10;        ('upper count' VALUE 0) OR ('upper percent' VALUE 0.0)&#10;    )&#10;) " calcext:value-type="string">
            <text:p>'non-senesced floral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non-senesced floral structures present'" calcext:value-type="string">
            <text:p>'non-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8]; &quot;)&quot;; CHAR(10); &quot;) AND 'depends on structure' ONLY (&quot;; CHAR(10); &quot;    NOT ('has visible part' SOME &quot;; [.E28]; &quot;)&quot;; CHAR(10); &quot;)&quot;)" office:value-type="string" office:string-value="'plant structure presence' AND 'quality of' SOME (&#10;    'whole plant' AND NOT ('has visible part' SOME 'non-senesced floral structure')&#10;) AND 'depends on structure' ONLY (&#10;    NOT ('has visible part' SOME 'non-senesced floral structure')&#10;)" calcext:value-type="string">
            <text:p>'plant structure presence' AND 'quality of' SOME (</text:p>
            <text:p>    'whole plant' AND NOT ('has visible part' SOME 'non-senesced floral structure')</text:p>
            <text:p>) AND 'depends on structure' ONLY (</text:p>
            <text:p>    NOT ('has visible part' SOME 'non-senesced floral structure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9]; &quot; presence&quot;; &quot;s absent&quot;)" office:value-type="string" office:string-value="'unopened floral structures absent'" calcext:value-type="string">
            <text:p>'unopened floral structures absent'</text:p>
          </table:table-cell>
          <table:table-cell table:formula="of:=SUBSTITUTE([.E29]; &quot;'&quot;; &quot; presence'&quot;; 2)" office:value-type="string" office:string-value="'unopened floral structure presence'" calcext:value-type="string">
            <text:p>'unopened floral structure presence'</text:p>
          </table:table-cell>
          <table:table-cell table:style-name="ce3" office:value-type="string" calcext:value-type="string">
            <text:p>'unopened floral structure'</text:p>
          </table:table-cell>
          <table:table-cell table:style-name="ce8" table:formula="of:=CONCATENATE(&quot;An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n {'unopened floral structure presence'} trait that is a {quality of} a {whole plant} that does not have any unopened floral structures {$'unopened floral structure'}." calcext:value-type="string">
            <text:p>An {'unopened floral structure presence'} trait that is a {quality of} a {whole plant} that does not have any unopened floral structures {$'unopened floral structure'}.</text:p>
          </table:table-cell>
          <table:table-cell table:style-name="ce5" table:formula="of:=CONCATENATE([.D29];&quot; AND 'has quality datum' SOME (&quot;;CHAR(10);&quot;    'data item' AND (&quot;;CHAR(10);&quot;        ('upper count' VALUE 0) OR ('upper percent' VALUE 0.0)&quot;;CHAR(10);&quot;    )&quot;;CHAR(10);&quot;) &quot;)" office:value-type="string" office:string-value="'unopened floral structure presence' AND 'has quality datum' SOME (&#10;    'data item' AND (&#10;        ('upper count' VALUE 0) OR ('upper percent' VALUE 0.0)&#10;    )&#10;) " calcext:value-type="string">
            <text:p>'unopened floral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unopened floral structures present'" calcext:value-type="string">
            <text:p>'unopen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29]; &quot;)&quot;; CHAR(10); &quot;) AND 'depends on structure' ONLY (&quot;; CHAR(10); &quot;    NOT ('has visible part' SOME &quot;; [.E29]; &quot;)&quot;; CHAR(10); &quot;)&quot;)" office:value-type="string" office:string-value="'plant structure presence' AND 'quality of' SOME (&#10;    'whole plant' AND NOT ('has visible part' SOME 'unopened floral structure')&#10;) AND 'depends on structure' ONLY (&#10;    NOT ('has visible part' SOME 'unopened floral structure')&#10;)" calcext:value-type="string">
            <text:p>'plant structure presence' AND 'quality of' SOME (</text:p>
            <text:p>    'whole plant' AND NOT ('has visible part' SOME 'unopened floral structure')</text:p>
            <text:p>) AND 'depends on structure' ONLY (</text:p>
            <text:p>    NOT ('has visible part' SOME 'unopened 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0]; &quot; presence&quot;; &quot;s absent&quot;)" office:value-type="string" office:string-value="'open floral structures absent'" calcext:value-type="string">
            <text:p>'open floral structures absent'</text:p>
          </table:table-cell>
          <table:table-cell table:formula="of:=SUBSTITUTE([.E30]; &quot;'&quot;; &quot; presence'&quot;; 2)" office:value-type="string" office:string-value="'open floral structure presence'" calcext:value-type="string">
            <text:p>'open floral structure presence'</text:p>
          </table:table-cell>
          <table:table-cell table:style-name="ce3" office:value-type="string" calcext:value-type="string">
            <text:p>'open floral structure'</text:p>
          </table:table-cell>
          <table:table-cell table:style-name="ce8" table:formula="of:=CONCATENATE(&quot;An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n {'open floral structure presence'} trait that is a {quality of} a {whole plant} that does not have any open floral structures {$'open floral structure'}." calcext:value-type="string">
            <text:p>An {'open floral structure presence'} trait that is a {quality of} a {whole plant} that does not have any open floral structures {$'open floral structure'}.</text:p>
          </table:table-cell>
          <table:table-cell table:style-name="ce5" table:formula="of:=CONCATENATE([.D30];&quot; AND 'has quality datum' SOME (&quot;;CHAR(10);&quot;    'data item' AND (&quot;;CHAR(10);&quot;        ('upper count' VALUE 0) OR ('upper percent' VALUE 0.0)&quot;;CHAR(10);&quot;    )&quot;;CHAR(10);&quot;) &quot;)" office:value-type="string" office:string-value="'open floral structure presence' AND 'has quality datum' SOME (&#10;    'data item' AND (&#10;        ('upper count' VALUE 0) OR ('upper percent' VALUE 0.0)&#10;    )&#10;) " calcext:value-type="string">
            <text:p>'open floral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open floral structures present'" calcext:value-type="string">
            <text:p>'open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0]; &quot;)&quot;; CHAR(10); &quot;) AND 'depends on structure' ONLY (&quot;; CHAR(10); &quot;    NOT ('has visible part' SOME &quot;; [.E30]; &quot;)&quot;; CHAR(10); &quot;)&quot;)" office:value-type="string" office:string-value="'plant structure presence' AND 'quality of' SOME (&#10;    'whole plant' AND NOT ('has visible part' SOME 'open floral structure')&#10;) AND 'depends on structure' ONLY (&#10;    NOT ('has visible part' SOME 'open floral structure')&#10;)" calcext:value-type="string">
            <text:p>'plant structure presence' AND 'quality of' SOME (</text:p>
            <text:p>    'whole plant' AND NOT ('has visible part' SOME 'open floral structure')</text:p>
            <text:p>) AND 'depends on structure' ONLY (</text:p>
            <text:p>    NOT ('has visible part' SOME 'open floral structure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1]; &quot; presence&quot;; &quot;s absent&quot;)" office:value-type="string" office:string-value="'pollen-releasing floral structures absent'" calcext:value-type="string">
            <text:p>'pollen-releasing floral structures absent'</text:p>
          </table:table-cell>
          <table:table-cell table:formula="of:=SUBSTITUTE([.E31]; &quot;'&quot;; &quot; presence'&quot;; 2)" office:value-type="string" office:string-value="'pollen-releasing floral structure presence'" calcext:value-type="string">
            <text:p>'pollen-releasing floral structure presence'</text:p>
          </table:table-cell>
          <table:table-cell table:style-name="ce3" office:value-type="string" calcext:value-type="string">
            <text:p>'pollen-releasing floral structure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pollen-releasing floral structure presence'} trait that is a {quality of} a {whole plant} that does not have any pollen-releasing floral structures {$'pollen-releasing floral structure'}." calcext:value-type="string">
            <text:p>A {'pollen-releasing floral structure presence'} trait that is a {quality of} a {whole plant} that does not have any pollen-releasing floral structures {$'pollen-releasing floral structure'}.</text:p>
          </table:table-cell>
          <table:table-cell table:style-name="ce5" table:formula="of:=CONCATENATE([.D31];&quot; AND 'has quality datum' SOME (&quot;;CHAR(10);&quot;    'data item' AND (&quot;;CHAR(10);&quot;        ('upper count' VALUE 0) OR ('upper percent' VALUE 0.0)&quot;;CHAR(10);&quot;    )&quot;;CHAR(10);&quot;) &quot;)" office:value-type="string" office:string-value="'pollen-releasing floral structure presence' AND 'has quality datum' SOME (&#10;    'data item' AND (&#10;        ('upper count' VALUE 0) OR ('upper percent' VALUE 0.0)&#10;    )&#10;) " calcext:value-type="string">
            <text:p>'pollen-releasing floral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pollen-releasing floral structures present'" calcext:value-type="string">
            <text:p>'pollen-releasing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1]; &quot;)&quot;; CHAR(10); &quot;) AND 'depends on structure' ONLY (&quot;; CHAR(10); &quot;    NOT ('has visible part' SOME &quot;; [.E31]; &quot;)&quot;; CHAR(10); &quot;)&quot;)" office:value-type="string" office:string-value="'plant structure presence' AND 'quality of' SOME (&#10;    'whole plant' AND NOT ('has visible part' SOME 'pollen-releasing floral structure')&#10;) AND 'depends on structure' ONLY (&#10;    NOT ('has visible part' SOME 'pollen-releasing floral structure')&#10;)" calcext:value-type="string">
            <text:p>'plant structure presence' AND 'quality of' SOME (</text:p>
            <text:p>    'whole plant' AND NOT ('has visible part' SOME 'pollen-releasing floral structure')</text:p>
            <text:p>) AND 'depends on structure' ONLY (</text:p>
            <text:p>    NOT ('has visible part' SOME 'pollen-releasing floral structure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2]; &quot; presence&quot;; &quot;s absent&quot;)" office:value-type="string" office:string-value="'senesced floral structures absent'" calcext:value-type="string">
            <text:p>'senesced floral structure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senesced floral structure presence'" calcext:value-type="string">
            <text:p>'senesced floral structure presence'</text:p>
          </table:table-cell>
          <table:table-cell table:style-name="ce3" office:value-type="string" calcext:value-type="string">
            <text:p>'senesced floral structure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senesced floral structure presence'} trait that is a {quality of} a {whole plant} that does not have any senesced floral structures {$'senesced floral structure'}." calcext:value-type="string">
            <text:p>A {'senesced floral structure presence'} trait that is a {quality of} a {whole plant} that does not have any senesced floral structures {$'senesced floral structure'}.</text:p>
          </table:table-cell>
          <table:table-cell table:style-name="ce5" table:formula="of:=CONCATENATE([.D32];&quot; AND 'has quality datum' SOME (&quot;;CHAR(10);&quot;    'data item' AND (&quot;;CHAR(10);&quot;        ('upper count' VALUE 0) OR ('upper percent' VALUE 0.0)&quot;;CHAR(10);&quot;    )&quot;;CHAR(10);&quot;) &quot;)" office:value-type="string" office:string-value="'senesced floral structure presence' AND 'has quality datum' SOME (&#10;    'data item' AND (&#10;        ('upper count' VALUE 0) OR ('upper percent' VALUE 0.0)&#10;    )&#10;) " calcext:value-type="string">
            <text:p>'senesced floral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senesced floral structures present'" calcext:value-type="string">
            <text:p>'senesced floral structures present'</text:p>
          </table:table-cell>
          <table:table-cell table:style-name="ce8" table:formula="of:=CONCATENATE(&quot;'plant structure presence' AND 'quality of' SOME (&quot;; CHAR(10); &quot;    'whole plant' AND NOT ('has visible part' SOME &quot;; [.E32]; &quot;)&quot;; CHAR(10); &quot;) AND 'depends on structure' ONLY (&quot;; CHAR(10); &quot;    NOT ('has visible part' SOME &quot;; [.E32]; &quot;)&quot;; CHAR(10); &quot;)&quot;)" office:value-type="string" office:string-value="'plant structure presence' AND 'quality of' SOME (&#10;    'whole plant' AND NOT ('has visible part' SOME 'senesced floral structure')&#10;) AND 'depends on structure' ONLY (&#10;    NOT ('has visible part' SOME 'senesced floral structure')&#10;)" calcext:value-type="string">
            <text:p>'plant structure presence' AND 'quality of' SOME (</text:p>
            <text:p>    'whole plant' AND NOT ('has visible part' SOME 'senesced floral structure')</text:p>
            <text:p>) AND 'depends on structure' ONLY (</text:p>
            <text:p>    NOT ('has visible part' SOME 'senesced floral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3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3];&quot; AND 'has quality datum' SOME (&quot;;CHAR(10);&quot;    'data item' AND (&quot;;CHAR(10);&quot;        ('upper count' VALUE 0) OR ('upper percent' VALUE 0.0)&quot;;CHAR(10);&quot;    )&quot;;CHAR(10);&quot;) &quot;)" office:value-type="string" office:string-value="'flower presence' AND 'has quality datum' SOME (&#10;    'data item' AND (&#10;        ('upper count' VALUE 0) OR ('upper percent' VALUE 0.0)&#10;    )&#10;) " calcext:value-type="string">
            <text:p>'flower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3]; &quot;)&quot;; CHAR(10); &quot;) AND 'depends on structure' ONLY (&quot;; CHAR(10); &quot;    NOT ('has visible part' SOME &quot;; [.E33]; &quot;)&quot;; CHAR(10); &quot;)&quot;)" office:value-type="string" office:string-value="'plant structure presence' AND 'quality of' SOME (&#10;    'whole plant' AND NOT ('has visible part' SOME PO:'flower')&#10;) AND 'depends on structure' ONLY (&#10;    NOT ('has visible part' SOME PO:'flower')&#10;)" calcext:value-type="string">
            <text:p>'plant structure presence' AND 'quality of' SOME (</text:p>
            <text:p>    'whole plant' AND NOT ('has visible part' SOME PO:'flower')</text:p>
            <text:p>) AND 'depends on structure' ONLY (</text:p>
            <text:p>    NOT ('has visible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4]; &quot; presence&quot;; &quot;s absent&quot;)" office:value-type="string" office:string-value="'non-senesced flowers absent'" calcext:value-type="string">
            <text:p>'non-senesced flower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non-senesced flower presence'" calcext:value-type="string">
            <text:p>'non-senesced flower presence'</text:p>
          </table:table-cell>
          <table:table-cell table:style-name="ce3" office:value-type="string" calcext:value-type="string">
            <text:p>'non-senesced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non-senesced flower presence'} trait that is a {quality of} a {whole plant} that does not have any non-senesced flowers {$'non-senesced flower'}." calcext:value-type="string">
            <text:p>A {'non-senesced flower presence'} trait that is a {quality of} a {whole plant} that does not have any non-senesced flowers {$'non-senesced flower'}.</text:p>
          </table:table-cell>
          <table:table-cell table:style-name="ce5" table:formula="of:=CONCATENATE([.D34];&quot; AND 'has quality datum' SOME (&quot;;CHAR(10);&quot;    'data item' AND (&quot;;CHAR(10);&quot;        ('upper count' VALUE 0) OR ('upper percent' VALUE 0.0)&quot;;CHAR(10);&quot;    )&quot;;CHAR(10);&quot;) &quot;)" office:value-type="string" office:string-value="'non-senesced flower presence' AND 'has quality datum' SOME (&#10;    'data item' AND (&#10;        ('upper count' VALUE 0) OR ('upper percent' VALUE 0.0)&#10;    )&#10;) " calcext:value-type="string">
            <text:p>'non-senesced flower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non-senesced flowers present'" calcext:value-type="string">
            <text:p>'non-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4]; &quot;)&quot;; CHAR(10); &quot;) AND 'depends on structure' ONLY (&quot;; CHAR(10); &quot;    NOT ('has visible part' SOME &quot;; [.E34]; &quot;)&quot;; CHAR(10); &quot;)&quot;)" office:value-type="string" office:string-value="'plant structure presence' AND 'quality of' SOME (&#10;    'whole plant' AND NOT ('has visible part' SOME 'non-senesced flower')&#10;) AND 'depends on structure' ONLY (&#10;    NOT ('has visible part' SOME 'non-senesced flower')&#10;)" calcext:value-type="string">
            <text:p>'plant structure presence' AND 'quality of' SOME (</text:p>
            <text:p>    'whole plant' AND NOT ('has visible part' SOME 'non-senesced flower')</text:p>
            <text:p>) AND 'depends on structure' ONLY (</text:p>
            <text:p>    NOT ('has visible part' SOME 'non-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table:formula="of:=SUBSTITUTE([.D35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5]; &quot;'&quot;; &quot; presence'&quot;; 2)" office:value-type="string" office:string-value="'unopened flower presence'" calcext:value-type="string">
            <text:p>'unopened flower presence'</text:p>
          </table:table-cell>
          <table:table-cell table:style-name="ce3" office:value-type="string" calcext:value-type="string">
            <text:p>'unopened flower'</text:p>
          </table:table-cell>
          <table:table-cell table:style-name="ce8" table:formula="of:=CONCATENATE(&quot;An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5];&quot; AND 'has quality datum' SOME (&quot;;CHAR(10);&quot;    'data item' AND (&quot;;CHAR(10);&quot;        ('upper count' VALUE 0) OR ('upper percent' VALUE 0.0)&quot;;CHAR(10);&quot;    )&quot;;CHAR(10);&quot;) &quot;)" office:value-type="string" office:string-value="'unopened flower presence' AND 'has quality datum' SOME (&#10;    'data item' AND (&#10;        ('upper count' VALUE 0) OR ('upper percent' VALUE 0.0)&#10;    )&#10;) " calcext:value-type="string">
            <text:p>'unopened flower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5]; &quot;)&quot;; CHAR(10); &quot;) AND 'depends on structure' ONLY (&quot;; CHAR(10); &quot;    NOT ('has visible part' SOME &quot;; [.E35]; &quot;)&quot;; CHAR(10); &quot;)&quot;)" office:value-type="string" office:string-value="'plant structure presence' AND 'quality of' SOME (&#10;    'whole plant' AND NOT ('has visible part' SOME 'unopened flower')&#10;) AND 'depends on structure' ONLY (&#10;    NOT ('has visible part' SOME 'unopened flower')&#10;)" calcext:value-type="string">
            <text:p>'plant structure presence' AND 'quality of' SOME (</text:p>
            <text:p>    'whole plant' AND NOT ('has visible part' SOME 'unopened flower')</text:p>
            <text:p>) AND 'depends on structure' ONLY (</text:p>
            <text:p>    NOT ('has visible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6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36]; &quot;'&quot;; &quot; presence'&quot;; 2)" office:value-type="string" office:string-value="'open flower presence'" calcext:value-type="string">
            <text:p>'open flower presence'</text:p>
          </table:table-cell>
          <table:table-cell table:style-name="ce3" office:value-type="string" calcext:value-type="string">
            <text:p>'open flower'</text:p>
          </table:table-cell>
          <table:table-cell table:style-name="ce8" table:formula="of:=CONCATENATE(&quot;An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36];&quot; AND 'has quality datum' SOME (&quot;;CHAR(10);&quot;    'data item' AND (&quot;;CHAR(10);&quot;        ('upper count' VALUE 0) OR ('upper percent' VALUE 0.0)&quot;;CHAR(10);&quot;    )&quot;;CHAR(10);&quot;) &quot;)" office:value-type="string" office:string-value="'open flower presence' AND 'has quality datum' SOME (&#10;    'data item' AND (&#10;        ('upper count' VALUE 0) OR ('upper percent' VALUE 0.0)&#10;    )&#10;) " calcext:value-type="string">
            <text:p>'open flower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open flowers present'" calcext:value-type="string">
            <text:p>'open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6]; &quot;)&quot;; CHAR(10); &quot;) AND 'depends on structure' ONLY (&quot;; CHAR(10); &quot;    NOT ('has visible part' SOME &quot;; [.E36]; &quot;)&quot;; CHAR(10); &quot;)&quot;)" office:value-type="string" office:string-value="'plant structure presence' AND 'quality of' SOME (&#10;    'whole plant' AND NOT ('has visible part' SOME 'open flower')&#10;) AND 'depends on structure' ONLY (&#10;    NOT ('has visible part' SOME 'open flower')&#10;)" calcext:value-type="string">
            <text:p>'plant structure presence' AND 'quality of' SOME (</text:p>
            <text:p>    'whole plant' AND NOT ('has visible part' SOME 'open flower')</text:p>
            <text:p>) AND 'depends on structure' ONLY (</text:p>
            <text:p>    NOT ('has visible part' SOME 'open flower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7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37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3" office:value-type="string" calcext:value-type="string">
            <text:p>'pollen-releasing flower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37];&quot; AND 'has quality datum' SOME (&quot;;CHAR(10);&quot;    'data item' AND (&quot;;CHAR(10);&quot;        ('upper count' VALUE 0) OR ('upper percent' VALUE 0.0)&quot;;CHAR(10);&quot;    )&quot;;CHAR(10);&quot;) &quot;)" office:value-type="string" office:string-value="'pollen-releasing flower presence' AND 'has quality datum' SOME (&#10;    'data item' AND (&#10;        ('upper count' VALUE 0) OR ('upper percent' VALUE 0.0)&#10;    )&#10;) " calcext:value-type="string">
            <text:p>'pollen-releasing flower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7]; &quot;)&quot;; CHAR(10); &quot;) AND 'depends on structure' ONLY (&quot;; CHAR(10); &quot;    NOT ('has visible part' SOME &quot;; [.E37]; &quot;)&quot;; CHAR(10); &quot;)&quot;)" office:value-type="string" office:string-value="'plant structure presence' AND 'quality of' SOME (&#10;    'whole plant' AND NOT ('has visible part' SOME 'pollen-releasing flower')&#10;) AND 'depends on structure' ONLY (&#10;    NOT ('has visible part' SOME 'pollen-releasing flower')&#10;)" calcext:value-type="string">
            <text:p>'plant structure presence' AND 'quality of' SOME (</text:p>
            <text:p>    'whole plant' AND NOT ('has visible part' SOME 'pollen-releasing flower')</text:p>
            <text:p>) AND 'depends on structure' ONLY (</text:p>
            <text:p>    NOT ('has visible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8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38]; &quot;'&quot;; &quot; presence'&quot;; 2)" office:value-type="string" office:string-value="'senesced flower presence'" calcext:value-type="string">
            <text:p>'senesced flower presence'</text:p>
          </table:table-cell>
          <table:table-cell table:style-name="ce3" office:value-type="string" calcext:value-type="string">
            <text:p>'senesced flower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38];&quot; AND 'has quality datum' SOME (&quot;;CHAR(10);&quot;    'data item' AND (&quot;;CHAR(10);&quot;        ('upper count' VALUE 0) OR ('upper percent' VALUE 0.0)&quot;;CHAR(10);&quot;    )&quot;;CHAR(10);&quot;) &quot;)" office:value-type="string" office:string-value="'senesced flower presence' AND 'has quality datum' SOME (&#10;    'data item' AND (&#10;        ('upper count' VALUE 0) OR ('upper percent' VALUE 0.0)&#10;    )&#10;) " calcext:value-type="string">
            <text:p>'senesced flower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visible part' SOME &quot;; [.E38]; &quot;)&quot;; CHAR(10); &quot;) AND 'depends on structure' ONLY (&quot;; CHAR(10); &quot;    NOT ('has visible part' SOME &quot;; [.E38]; &quot;)&quot;; CHAR(10); &quot;)&quot;)" office:value-type="string" office:string-value="'plant structure presence' AND 'quality of' SOME (&#10;    'whole plant' AND NOT ('has visible part' SOME 'senesced flower')&#10;) AND 'depends on structure' ONLY (&#10;    NOT ('has visible part' SOME 'senesced flower')&#10;)" calcext:value-type="string">
            <text:p>'plant structure presence' AND 'quality of' SOME (</text:p>
            <text:p>    'whole plant' AND NOT ('has visible part' SOME 'senesced flower')</text:p>
            <text:p>) AND 'depends on structure' ONLY (</text:p>
            <text:p>    NOT ('has visible part' SOME 'senesc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9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9];&quot; AND 'has quality datum' SOME (&quot;;CHAR(10);&quot;    'data item' AND (&quot;;CHAR(10);&quot;        ('upper count' VALUE 0) OR ('upper percent' VALUE 0.0)&quot;;CHAR(10);&quot;    )&quot;;CHAR(10);&quot;) &quot;)" office:value-type="string" office:string-value="'flower head presence' AND 'has quality datum' SOME (&#10;    'data item' AND (&#10;        ('upper count' VALUE 0) OR ('upper percent' VALUE 0.0)&#10;    )&#10;) " calcext:value-type="string">
            <text:p>'flower hea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39]; &quot;)&quot;; CHAR(10); &quot;) AND 'depends on structure' ONLY (&quot;; CHAR(10); &quot;    NOT ('has visible part' SOME &quot;; [.E39]; &quot;)&quot;; CHAR(10); &quot;)&quot;)" office:value-type="string" office:string-value="'plant structure presence' AND 'quality of' SOME (&#10;    'whole plant' AND NOT ('has visible part' SOME PO:'inflorescence')&#10;) AND 'depends on structure' ONLY (&#10;    NOT ('has visible part' SOME PO:'inflorescence')&#10;)" calcext:value-type="string">
            <text:p>'plant structure presence' AND 'quality of' SOME (</text:p>
            <text:p>    'whole plant' AND NOT ('has visible part' SOME PO:'inflorescence')</text:p>
            <text:p>) AND 'depends on structure' ONLY (</text:p>
            <text:p>    NOT ('has visible part' SOME PO:'inflorescence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40]; &quot; presence&quot;; &quot;s absent&quot;)" office:value-type="string" office:string-value="'non-senesced flower heads absent'" calcext:value-type="string">
            <text:p>'non-senesced flower heads absent'</text:p>
          </table:table-cell>
          <table:table-cell table:formula="of:=SUBSTITUTE([.E40]; &quot;'&quot;; &quot; presence'&quot;; 2)" office:value-type="string" office:string-value="'non-senesced flower head presence'" calcext:value-type="string">
            <text:p>'non-senesced flower head presence'</text:p>
          </table:table-cell>
          <table:table-cell table:style-name="ce3" office:value-type="string" calcext:value-type="string">
            <text:p>'non-senesced flower head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non-senesced flower head presence'} trait that is a {quality of} a {whole plant} that does not have any non-senesced flower heads {$'non-senesced flower head'}." calcext:value-type="string">
            <text:p>A {'non-senesced flower head presence'} trait that is a {quality of} a {whole plant} that does not have any non-senesced flower heads {$'non-senesced flower head'}.</text:p>
          </table:table-cell>
          <table:table-cell table:style-name="ce5" table:formula="of:=CONCATENATE([.D40];&quot; AND 'has quality datum' SOME (&quot;;CHAR(10);&quot;    'data item' AND (&quot;;CHAR(10);&quot;        ('upper count' VALUE 0) OR ('upper percent' VALUE 0.0)&quot;;CHAR(10);&quot;    )&quot;;CHAR(10);&quot;) &quot;)" office:value-type="string" office:string-value="'non-senesced flower head presence' AND 'has quality datum' SOME (&#10;    'data item' AND (&#10;        ('upper count' VALUE 0) OR ('upper percent' VALUE 0.0)&#10;    )&#10;) " calcext:value-type="string">
            <text:p>'non-senesced flower hea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non-senesced flower heads present'" calcext:value-type="string">
            <text:p>'non-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0]; &quot;)&quot;; CHAR(10); &quot;) AND 'depends on structure' ONLY (&quot;; CHAR(10); &quot;    NOT ('has visible part' SOME &quot;; [.E40]; &quot;)&quot;; CHAR(10); &quot;)&quot;)" office:value-type="string" office:string-value="'plant structure presence' AND 'quality of' SOME (&#10;    'whole plant' AND NOT ('has visible part' SOME 'non-senesced flower head')&#10;) AND 'depends on structure' ONLY (&#10;    NOT ('has visible part' SOME 'non-senesced flower head')&#10;)" calcext:value-type="string">
            <text:p>'plant structure presence' AND 'quality of' SOME (</text:p>
            <text:p>    'whole plant' AND NOT ('has visible part' SOME 'non-senesced flower head')</text:p>
            <text:p>) AND 'depends on structure' ONLY (</text:p>
            <text:p>    NOT ('has visible part' SOME 'non-senesced flower hea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1]; &quot; presence&quot;; &quot;s absent&quot;)" office:value-type="string" office:string-value="'unopened flower heads absent'" calcext:value-type="string">
            <text:p>'unopened flower heads absent'</text:p>
          </table:table-cell>
          <table:table-cell table:formula="of:=SUBSTITUTE([.E41]; &quot;'&quot;; &quot; presence'&quot;; 2)" office:value-type="string" office:string-value="'unopened flower head presence'" calcext:value-type="string">
            <text:p>'unopened flower head presence'</text:p>
          </table:table-cell>
          <table:table-cell table:style-name="ce3" office:value-type="string" calcext:value-type="string">
            <text:p>'unopened flower head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unopened flower head presence'} trait that is a {quality of} a {whole plant} that does not have any unopened flower heads {$'unopened flower head'}." calcext:value-type="string">
            <text:p>An {'unopened flower head presence'} trait that is a {quality of} a {whole plant} that does not have any unopened flower heads {$'unopened flower head'}.</text:p>
          </table:table-cell>
          <table:table-cell table:style-name="ce5" table:formula="of:=CONCATENATE([.D41];&quot; AND 'has quality datum' SOME (&quot;;CHAR(10);&quot;    'data item' AND (&quot;;CHAR(10);&quot;        ('upper count' VALUE 0) OR ('upper percent' VALUE 0.0)&quot;;CHAR(10);&quot;    )&quot;;CHAR(10);&quot;) &quot;)" office:value-type="string" office:string-value="'unopened flower head presence' AND 'has quality datum' SOME (&#10;    'data item' AND (&#10;        ('upper count' VALUE 0) OR ('upper percent' VALUE 0.0)&#10;    )&#10;) " calcext:value-type="string">
            <text:p>'unopened flower hea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unopened flower heads present'" calcext:value-type="string">
            <text:p>'unopen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1]; &quot;)&quot;; CHAR(10); &quot;) AND 'depends on structure' ONLY (&quot;; CHAR(10); &quot;    NOT ('has visible part' SOME &quot;; [.E41]; &quot;)&quot;; CHAR(10); &quot;)&quot;)" office:value-type="string" office:string-value="'plant structure presence' AND 'quality of' SOME (&#10;    'whole plant' AND NOT ('has visible part' SOME 'unopened flower head')&#10;) AND 'depends on structure' ONLY (&#10;    NOT ('has visible part' SOME 'unopened flower head')&#10;)" calcext:value-type="string">
            <text:p>'plant structure presence' AND 'quality of' SOME (</text:p>
            <text:p>    'whole plant' AND NOT ('has visible part' SOME 'unopened flower head')</text:p>
            <text:p>) AND 'depends on structure' ONLY (</text:p>
            <text:p>    NOT ('has visible part' SOME 'unopened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2]; &quot; presence&quot;; &quot;s absent&quot;)" office:value-type="string" office:string-value="'open flower heads absent'" calcext:value-type="string">
            <text:p>'open flower heads absent'</text:p>
          </table:table-cell>
          <table:table-cell table:formula="of:=SUBSTITUTE([.E42]; &quot;'&quot;; &quot; presence'&quot;; 2)" office:value-type="string" office:string-value="'open flower head presence'" calcext:value-type="string">
            <text:p>'open flower head presence'</text:p>
          </table:table-cell>
          <table:table-cell table:style-name="ce3" office:value-type="string" calcext:value-type="string">
            <text:p>'open flower head'</text:p>
          </table:table-cell>
          <table:table-cell table:style-name="ce8" table:formula="of:=CONCATENATE(&quot;An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n {'open flower head presence'} trait that is a {quality of} a {whole plant} that does not have any open flower heads {$'open flower head'}." calcext:value-type="string">
            <text:p>An {'open flower head presence'} trait that is a {quality of} a {whole plant} that does not have any open flower heads {$'open flower head'}.</text:p>
          </table:table-cell>
          <table:table-cell table:style-name="ce5" table:formula="of:=CONCATENATE([.D42];&quot; AND 'has quality datum' SOME (&quot;;CHAR(10);&quot;    'data item' AND (&quot;;CHAR(10);&quot;        ('upper count' VALUE 0) OR ('upper percent' VALUE 0.0)&quot;;CHAR(10);&quot;    )&quot;;CHAR(10);&quot;) &quot;)" office:value-type="string" office:string-value="'open flower head presence' AND 'has quality datum' SOME (&#10;    'data item' AND (&#10;        ('upper count' VALUE 0) OR ('upper percent' VALUE 0.0)&#10;    )&#10;) " calcext:value-type="string">
            <text:p>'open flower hea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open flower heads present'" calcext:value-type="string">
            <text:p>'open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2]; &quot;)&quot;; CHAR(10); &quot;) AND 'depends on structure' ONLY (&quot;; CHAR(10); &quot;    NOT ('has visible part' SOME &quot;; [.E42]; &quot;)&quot;; CHAR(10); &quot;)&quot;)" office:value-type="string" office:string-value="'plant structure presence' AND 'quality of' SOME (&#10;    'whole plant' AND NOT ('has visible part' SOME 'open flower head')&#10;) AND 'depends on structure' ONLY (&#10;    NOT ('has visible part' SOME 'open flower head')&#10;)" calcext:value-type="string">
            <text:p>'plant structure presence' AND 'quality of' SOME (</text:p>
            <text:p>    'whole plant' AND NOT ('has visible part' SOME 'open flower head')</text:p>
            <text:p>) AND 'depends on structure' ONLY (</text:p>
            <text:p>    NOT ('has visible part' SOME 'open flower hea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3]; &quot; presence&quot;; &quot;s absent&quot;)" office:value-type="string" office:string-value="'pollen-releasing flower heads absent'" calcext:value-type="string">
            <text:p>'pollen-releasing flower heads absent'</text:p>
          </table:table-cell>
          <table:table-cell table:formula="of:=SUBSTITUTE([.E43]; &quot;'&quot;; &quot; presence'&quot;; 2)" office:value-type="string" office:string-value="'pollen-releasing flower head presence'" calcext:value-type="string">
            <text:p>'pollen-releasing flower head presence'</text:p>
          </table:table-cell>
          <table:table-cell table:style-name="ce3" office:value-type="string" calcext:value-type="string">
            <text:p>'pollen-releasing flower head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pollen-releasing flower head presence'} trait that is a {quality of} a {whole plant} that does not have any pollen-releasing flower heads {$'pollen-releasing flower head'}." calcext:value-type="string">
            <text:p>A {'pollen-releasing flower head presence'} trait that is a {quality of} a {whole plant} that does not have any pollen-releasing flower heads {$'pollen-releasing flower head'}.</text:p>
          </table:table-cell>
          <table:table-cell table:style-name="ce5" table:formula="of:=CONCATENATE([.D43];&quot; AND 'has quality datum' SOME (&quot;;CHAR(10);&quot;    'data item' AND (&quot;;CHAR(10);&quot;        ('upper count' VALUE 0) OR ('upper percent' VALUE 0.0)&quot;;CHAR(10);&quot;    )&quot;;CHAR(10);&quot;) &quot;)" office:value-type="string" office:string-value="'pollen-releasing flower head presence' AND 'has quality datum' SOME (&#10;    'data item' AND (&#10;        ('upper count' VALUE 0) OR ('upper percent' VALUE 0.0)&#10;    )&#10;) " calcext:value-type="string">
            <text:p>'pollen-releasing flower hea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pollen-releasing flower heads present'" calcext:value-type="string">
            <text:p>'pollen-releasing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3]; &quot;)&quot;; CHAR(10); &quot;) AND 'depends on structure' ONLY (&quot;; CHAR(10); &quot;    NOT ('has visible part' SOME &quot;; [.E43]; &quot;)&quot;; CHAR(10); &quot;)&quot;)" office:value-type="string" office:string-value="'plant structure presence' AND 'quality of' SOME (&#10;    'whole plant' AND NOT ('has visible part' SOME 'pollen-releasing flower head')&#10;) AND 'depends on structure' ONLY (&#10;    NOT ('has visible part' SOME 'pollen-releasing flower head')&#10;)" calcext:value-type="string">
            <text:p>'plant structure presence' AND 'quality of' SOME (</text:p>
            <text:p>    'whole plant' AND NOT ('has visible part' SOME 'pollen-releasing flower head')</text:p>
            <text:p>) AND 'depends on structure' ONLY (</text:p>
            <text:p>    NOT ('has visible part' SOME 'pollen-releasing flower hea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4]; &quot; presence&quot;; &quot;s absent&quot;)" office:value-type="string" office:string-value="'senesced flower heads absent'" calcext:value-type="string">
            <text:p>'senesced flower heads absent'</text:p>
          </table:table-cell>
          <table:table-cell table:formula="of:=SUBSTITUTE([.E44]; &quot;'&quot;; &quot; presence'&quot;; 2)" office:value-type="string" office:string-value="'senesced flower head presence'" calcext:value-type="string">
            <text:p>'senesced flower head presence'</text:p>
          </table:table-cell>
          <table:table-cell table:style-name="ce3" office:value-type="string" calcext:value-type="string">
            <text:p>'senesced flower head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senesced flower head presence'} trait that is a {quality of} a {whole plant} that does not have any senesced flower heads {$'senesced flower head'}." calcext:value-type="string">
            <text:p>A {'senesced flower head presence'} trait that is a {quality of} a {whole plant} that does not have any senesced flower heads {$'senesced flower head'}.</text:p>
          </table:table-cell>
          <table:table-cell table:style-name="ce5" table:formula="of:=CONCATENATE([.D44];&quot; AND 'has quality datum' SOME (&quot;;CHAR(10);&quot;    'data item' AND (&quot;;CHAR(10);&quot;        ('upper count' VALUE 0) OR ('upper percent' VALUE 0.0)&quot;;CHAR(10);&quot;    )&quot;;CHAR(10);&quot;) &quot;)" office:value-type="string" office:string-value="'senesced flower head presence' AND 'has quality datum' SOME (&#10;    'data item' AND (&#10;        ('upper count' VALUE 0) OR ('upper percent' VALUE 0.0)&#10;    )&#10;) " calcext:value-type="string">
            <text:p>'senesced flower hea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senesced flower heads present'" calcext:value-type="string">
            <text:p>'senesced flower heads present'</text:p>
          </table:table-cell>
          <table:table-cell table:style-name="ce8" table:formula="of:=CONCATENATE(&quot;'plant structure presence' AND 'quality of' SOME (&quot;; CHAR(10); &quot;    'whole plant' AND NOT ('has visible part' SOME &quot;; [.E44]; &quot;)&quot;; CHAR(10); &quot;) AND 'depends on structure' ONLY (&quot;; CHAR(10); &quot;    NOT ('has visible part' SOME &quot;; [.E44]; &quot;)&quot;; CHAR(10); &quot;)&quot;)" office:value-type="string" office:string-value="'plant structure presence' AND 'quality of' SOME (&#10;    'whole plant' AND NOT ('has visible part' SOME 'senesced flower head')&#10;) AND 'depends on structure' ONLY (&#10;    NOT ('has visible part' SOME 'senesced flower head')&#10;)" calcext:value-type="string">
            <text:p>'plant structure presence' AND 'quality of' SOME (</text:p>
            <text:p>    'whole plant' AND NOT ('has visible part' SOME 'senesced flower head')</text:p>
            <text:p>) AND 'depends on structure' ONLY (</text:p>
            <text:p>    NOT ('has visible part' SOME 'senesced flower hea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5]; &quot; presence&quot;; &quot;s absent&quot;)" office:value-type="string" office:string-value="'fruits absent'" calcext:value-type="string">
            <text:p>'fruits absent'</text:p>
          </table:table-cell>
          <table:table-cell office:value-type="string" calcext:value-type="string">
            <text:p>'fruit presence'</text:p>
          </table:table-cell>
          <table:table-cell table:style-name="ce3" office:value-type="string" calcext:value-type="string">
            <text:p>'simple fruit or compound fruit'</text:p>
          </table:table-cell>
          <table:table-cell table:style-name="ce8" table:formula="of:=CONCATENATE(&quot;A {&quot;; [.D45]; &quot;} trait that is a {quality of} a {whole plant} that does not have any &quot;; SUBSTITUTE(SUBSTITUTE([.E45]; &quot;fruit&quot;; &quot;fruits&quot;); &quot;'&quot;; &quot;&quot;); &quot; {$&quot;; [.E45]; &quot;}.&quot;)" office:value-type="string" office:string-value="A {'fruit presence'} trait that is a {quality of} a {whole plant} that does not have any simple fruits or compound fruits {$'simple fruit or compound fruit'}." calcext:value-type="string">
            <text:p>A {'fruit presence'} trait that is a {quality of} a {whole plant} that does not have any simple fruits or compound fruits {$'simple fruit or compound fruit'}.</text:p>
          </table:table-cell>
          <table:table-cell table:style-name="ce5" table:formula="of:=CONCATENATE([.D45];&quot; AND 'has quality datum' SOME (&quot;;CHAR(10);&quot;    'data item' AND (&quot;;CHAR(10);&quot;        ('upper count' VALUE 0) OR ('upper percent' VALUE 0.0)&quot;;CHAR(10);&quot;    )&quot;;CHAR(10);&quot;) &quot;)" office:value-type="string" office:string-value="'fruit presence' AND 'has quality datum' SOME (&#10;    'data item' AND (&#10;        ('upper count' VALUE 0) OR ('upper percent' VALUE 0.0)&#10;    )&#10;) " calcext:value-type="string">
            <text:p>'fruit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5]; &quot;)&quot;; CHAR(10); &quot;) AND 'depends on structure' ONLY (&quot;; CHAR(10); &quot;    NOT ('has visible part' SOME &quot;; [.E45]; &quot;)&quot;; CHAR(10); &quot;)&quot;)" office:value-type="string" office:string-value="'plant structure presence' AND 'quality of' SOME (&#10;    'whole plant' AND NOT ('has visible part' SOME 'simple fruit or compound fruit')&#10;) AND 'depends on structure' ONLY (&#10;    NOT ('has visible part' SOME 'simple fruit or compound fruit')&#10;)" calcext:value-type="string">
            <text:p>'plant structure presence' AND 'quality of' SOME (</text:p>
            <text:p>    'whole plant' AND NOT ('has visible part' SOME 'simple fruit or compound fruit')</text:p>
            <text:p>) AND 'depends on structure' ONLY (</text:p>
            <text:p>    NOT ('has visible part' SOME 'simple fruit or compound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6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6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6];&quot; AND 'has quality datum' SOME (&quot;;CHAR(10);&quot;    'data item' AND (&quot;;CHAR(10);&quot;        ('upper count' VALUE 0) OR ('upper percent' VALUE 0.0)&quot;;CHAR(10);&quot;    )&quot;;CHAR(10);&quot;) &quot;)" office:value-type="string" office:string-value="'ripening fruit presence' AND 'has quality datum' SOME (&#10;    'data item' AND (&#10;        ('upper count' VALUE 0) OR ('upper percent' VALUE 0.0)&#10;    )&#10;) " calcext:value-type="string">
            <text:p>'ripening fruit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6]; &quot;)&quot;; CHAR(10); &quot;) AND 'depends on structure' ONLY (&quot;; CHAR(10); &quot;    NOT ('has visible part' SOME &quot;; [.E46]; &quot;)&quot;; CHAR(10); &quot;)&quot;)" office:value-type="string" office:string-value="'plant structure presence' AND 'quality of' SOME (&#10;    'whole plant' AND NOT ('has visible part' SOME 'ripening fruit')&#10;) AND 'depends on structure' ONLY (&#10;    NOT ('has visible part' SOME 'ripening fruit')&#10;)" calcext:value-type="string">
            <text:p>'plant structure presence' AND 'quality of' SOME (</text:p>
            <text:p>    'whole plant' AND NOT ('has visible part' SOME 'ripening fruit')</text:p>
            <text:p>) AND 'depends on structure' ONLY (</text:p>
            <text:p>    NOT ('has visible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7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7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7];&quot; AND 'has quality datum' SOME (&quot;;CHAR(10);&quot;    'data item' AND (&quot;;CHAR(10);&quot;        ('upper count' VALUE 0) OR ('upper percent' VALUE 0.0)&quot;;CHAR(10);&quot;    )&quot;;CHAR(10);&quot;) &quot;)" office:value-type="string" office:string-value="'unripe fruit presence' AND 'has quality datum' SOME (&#10;    'data item' AND (&#10;        ('upper count' VALUE 0) OR ('upper percent' VALUE 0.0)&#10;    )&#10;) " calcext:value-type="string">
            <text:p>'unripe fruit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7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7]; &quot;)&quot;; CHAR(10); &quot;) AND 'depends on structure' ONLY (&quot;; CHAR(10); &quot;    NOT ('has visible part' SOME &quot;; [.E47]; &quot;)&quot;; CHAR(10); &quot;)&quot;)" office:value-type="string" office:string-value="'plant structure presence' AND 'quality of' SOME (&#10;    'whole plant' AND NOT ('has visible part' SOME 'unripe fruit')&#10;) AND 'depends on structure' ONLY (&#10;    NOT ('has visible part' SOME 'unripe fruit')&#10;)" calcext:value-type="string">
            <text:p>'plant structure presence' AND 'quality of' SOME (</text:p>
            <text:p>    'whole plant' AND NOT ('has visible part' SOME 'unripe fruit')</text:p>
            <text:p>) AND 'depends on structure' ONLY (</text:p>
            <text:p>    NOT ('has visible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formula="of:=SUBSTITUTE([.D48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8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8]; &quot;} trait that is a {quality of} a {whole plant} that does not have any &quot;; SUBSTITUTE(SUBSTITUTE([.E48]; &quot;'&quot;; &quot;s&quot;; 2); &quot;'&quot;; &quot;&quot;); &quot; {$&quot;; [.E48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8];&quot; AND 'has quality datum' SOME (&quot;;CHAR(10);&quot;    'data item' AND (&quot;;CHAR(10);&quot;        ('upper count' VALUE 0) OR ('upper percent' VALUE 0.0)&quot;;CHAR(10);&quot;    )&quot;;CHAR(10);&quot;) &quot;)" office:value-type="string" office:string-value="'ripe fruit presence' AND 'has quality datum' SOME (&#10;    'data item' AND (&#10;        ('upper count' VALUE 0) OR ('upper percent' VALUE 0.0)&#10;    )&#10;) " calcext:value-type="string">
            <text:p>'ripe fruit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visible part' SOME &quot;; [.E48]; &quot;)&quot;; CHAR(10); &quot;) AND 'depends on structure' ONLY (&quot;; CHAR(10); &quot;    NOT ('has visible part' SOME &quot;; [.E48]; &quot;)&quot;; CHAR(10); &quot;)&quot;)" office:value-type="string" office:string-value="'plant structure presence' AND 'quality of' SOME (&#10;    'whole plant' AND NOT ('has visible part' SOME 'ripe fruit')&#10;) AND 'depends on structure' ONLY (&#10;    NOT ('has visible part' SOME 'ripe fruit')&#10;)" calcext:value-type="string">
            <text:p>'plant structure presence' AND 'quality of' SOME (</text:p>
            <text:p>    'whole plant' AND NOT ('has visible part' SOME 'ripe fruit')</text:p>
            <text:p>) AND 'depends on structure' ONLY (</text:p>
            <text:p>    NOT ('has visible part' SOME 'ripe fruit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50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50]; &quot;} trait that is a {quality of} a {whole plant} that does not have any cones {$&quot;; [.E50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50];&quot; AND 'has quality datum' SOME (&quot;;CHAR(10);&quot;    'data item' AND (&quot;;CHAR(10);&quot;        ('upper count' VALUE 0) OR ('upper percent' VALUE 0.0)&quot;;CHAR(10);&quot;    )&quot;;CHAR(10);&quot;) &quot;)" office:value-type="string" office:string-value="'cone presence' AND 'has quality datum' SOME (&#10;    'data item' AND (&#10;        ('upper count' VALUE 0) OR ('upper percent' VALUE 0.0)&#10;    )&#10;) " calcext:value-type="string">
            <text:p>'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visible part' SOME &quot;; [.E50]; &quot;)&quot;; CHAR(10); &quot;) AND 'depends on structure' ONLY (&quot;; CHAR(10); &quot;    NOT ('has visible part' SOME &quot;; [.E50]; &quot;)&quot;; CHAR(10); &quot;)&quot;)" office:value-type="string" office:string-value="'plant structure presence' AND 'quality of' SOME (&#10;    'whole plant' AND NOT ('has visible part' SOME PO:'strobilus')&#10;) AND 'depends on structure' ONLY (&#10;    NOT ('has visible part' SOME PO:'strobilus')&#10;)" calcext:value-type="string">
            <text:p>'plant structure presence' AND 'quality of' SOME (</text:p>
            <text:p>    'whole plant' AND NOT ('has visible part' SOME PO:'strobilus')</text:p>
            <text:p>) AND 'depends on structure' ONLY (</text:p>
            <text:p>    NOT ('has visible part' SOME PO:'strobilus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1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1]; &quot;} trait that is a {quality of} a {whole plant} that does not have any pollen cones {$&quot;; [.E51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51];&quot; AND 'has quality datum' SOME (&quot;;CHAR(10);&quot;    'data item' AND (&quot;;CHAR(10);&quot;        ('upper count' VALUE 0) OR ('upper percent' VALUE 0.0)&quot;;CHAR(10);&quot;    )&quot;;CHAR(10);&quot;) &quot;)" office:value-type="string" office:string-value="'pollen cone presence' AND 'has quality datum' SOME (&#10;    'data item' AND (&#10;        ('upper count' VALUE 0) OR ('upper percent' VALUE 0.0)&#10;    )&#10;) " calcext:value-type="string">
            <text:p>'pollen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1]; &quot;)&quot;; CHAR(10); &quot;) AND 'depends on structure' ONLY (&quot;; CHAR(10); &quot;    NOT ('has visible part' SOME &quot;; [.E51]; &quot;)&quot;; CHAR(10); &quot;)&quot;)" office:value-type="string" office:string-value="'plant structure presence' AND 'quality of' SOME (&#10;    'whole plant' AND NOT ('has visible part' SOME PO:'microsporangiate strobilus')&#10;) AND 'depends on structure' ONLY (&#10;    NOT ('has visible part' SOME PO:'microsporangiate strobilus')&#10;)" calcext:value-type="string">
            <text:p>'plant structure presence' AND 'quality of' SOME (</text:p>
            <text:p>    'whole plant' AND NOT ('has visible part' SOME PO:'microsporangiate strobilus')</text:p>
            <text:p>) AND 'depends on structure' ONLY (</text:p>
            <text:p>    NOT ('has visible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2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2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2];&quot; AND 'has quality datum' SOME (&quot;;CHAR(10);&quot;    'data item' AND (&quot;;CHAR(10);&quot;        ('upper count' VALUE 0) OR ('upper percent' VALUE 0.0)&quot;;CHAR(10);&quot;    )&quot;;CHAR(10);&quot;) &quot;)" office:value-type="string" office:string-value="'fresh pollen cone presence' AND 'has quality datum' SOME (&#10;    'data item' AND (&#10;        ('upper count' VALUE 0) OR ('upper percent' VALUE 0.0)&#10;    )&#10;) " calcext:value-type="string">
            <text:p>'fresh pollen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2]; &quot;)&quot;; CHAR(10); &quot;) AND 'depends on structure' ONLY (&quot;; CHAR(10); &quot;    NOT ('has visible part' SOME &quot;; [.E52]; &quot;)&quot;; CHAR(10); &quot;)&quot;)" office:value-type="string" office:string-value="'plant structure presence' AND 'quality of' SOME (&#10;    'whole plant' AND NOT ('has visible part' SOME 'fresh pollen cone')&#10;) AND 'depends on structure' ONLY (&#10;    NOT ('has visible part' SOME 'fresh pollen cone')&#10;)" calcext:value-type="string">
            <text:p>'plant structure presence' AND 'quality of' SOME (</text:p>
            <text:p>    'whole plant' AND NOT ('has visible part' SOME 'fresh pollen cone')</text:p>
            <text:p>) AND 'depends on structure' ONLY (</text:p>
            <text:p>    NOT ('has visible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3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3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3]; &quot;} trait that is a {quality of} a {whole plant} that does not have any &quot;; SUBSTITUTE(SUBSTITUTE([.E53]; &quot;'&quot;; &quot;s&quot;; 2); &quot;'&quot;; &quot;&quot;); &quot; {$&quot;; [.E53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3];&quot; AND 'has quality datum' SOME (&quot;;CHAR(10);&quot;    'data item' AND (&quot;;CHAR(10);&quot;        ('upper count' VALUE 0) OR ('upper percent' VALUE 0.0)&quot;;CHAR(10);&quot;    )&quot;;CHAR(10);&quot;) &quot;)" office:value-type="string" office:string-value="'open pollen cone presence' AND 'has quality datum' SOME (&#10;    'data item' AND (&#10;        ('upper count' VALUE 0) OR ('upper percent' VALUE 0.0)&#10;    )&#10;) " calcext:value-type="string">
            <text:p>'open pollen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3]; &quot;)&quot;; CHAR(10); &quot;) AND 'depends on structure' ONLY (&quot;; CHAR(10); &quot;    NOT ('has visible part' SOME &quot;; [.E53]; &quot;)&quot;; CHAR(10); &quot;)&quot;)" office:value-type="string" office:string-value="'plant structure presence' AND 'quality of' SOME (&#10;    'whole plant' AND NOT ('has visible part' SOME 'open pollen cone')&#10;) AND 'depends on structure' ONLY (&#10;    NOT ('has visible part' SOME 'open pollen cone')&#10;)" calcext:value-type="string">
            <text:p>'plant structure presence' AND 'quality of' SOME (</text:p>
            <text:p>    'whole plant' AND NOT ('has visible part' SOME 'open pollen cone')</text:p>
            <text:p>) AND 'depends on structure' ONLY (</text:p>
            <text:p>    NOT ('has visible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4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4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4];&quot; AND 'has quality datum' SOME (&quot;;CHAR(10);&quot;    'data item' AND (&quot;;CHAR(10);&quot;        ('upper count' VALUE 0) OR ('upper percent' VALUE 0.0)&quot;;CHAR(10);&quot;    )&quot;;CHAR(10);&quot;) &quot;)" office:value-type="string" office:string-value="'pollen-releasing pollen cone presence' AND 'has quality datum' SOME (&#10;    'data item' AND (&#10;        ('upper count' VALUE 0) OR ('upper percent' VALUE 0.0)&#10;    )&#10;) " calcext:value-type="string">
            <text:p>'pollen-releasing pollen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4]; &quot;)&quot;; CHAR(10); &quot;) AND 'depends on structure' ONLY (&quot;; CHAR(10); &quot;    NOT ('has visible part' SOME &quot;; [.E54]; &quot;)&quot;; CHAR(10); &quot;)&quot;)" office:value-type="string" office:string-value="'plant structure presence' AND 'quality of' SOME (&#10;    'whole plant' AND NOT ('has visible part' SOME 'pollen-releasing pollen cone')&#10;) AND 'depends on structure' ONLY (&#10;    NOT ('has visible part' SOME 'pollen-releasing pollen cone')&#10;)" calcext:value-type="string">
            <text:p>'plant structure presence' AND 'quality of' SOME (</text:p>
            <text:p>    'whole plant' AND NOT ('has visible part' SOME 'pollen-releasing pollen cone')</text:p>
            <text:p>) AND 'depends on structure' ONLY (</text:p>
            <text:p>    NOT ('has visible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5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5]; &quot;} trait that is a {quality of} a {whole plant} that does not have any seed cones {$&quot;; [.E55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5];&quot; AND 'has quality datum' SOME (&quot;;CHAR(10);&quot;    'data item' AND (&quot;;CHAR(10);&quot;        ('upper count' VALUE 0) OR ('upper percent' VALUE 0.0)&quot;;CHAR(10);&quot;    )&quot;;CHAR(10);&quot;) &quot;)" office:value-type="string" office:string-value="'seed cone presence' AND 'has quality datum' SOME (&#10;    'data item' AND (&#10;        ('upper count' VALUE 0) OR ('upper percent' VALUE 0.0)&#10;    )&#10;) " calcext:value-type="string">
            <text:p>'seed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5]; &quot;)&quot;; CHAR(10); &quot;) AND 'depends on structure' ONLY (&quot;; CHAR(10); &quot;    NOT ('has visible part' SOME &quot;; [.E55]; &quot;)&quot;; CHAR(10); &quot;)&quot;)" office:value-type="string" office:string-value="'plant structure presence' AND 'quality of' SOME (&#10;    'whole plant' AND NOT ('has visible part' SOME PO:'megasporangiate strobilus')&#10;) AND 'depends on structure' ONLY (&#10;    NOT ('has visible part' SOME PO:'megasporangiate strobilus')&#10;)" calcext:value-type="string">
            <text:p>'plant structure presence' AND 'quality of' SOME (</text:p>
            <text:p>    'whole plant' AND NOT ('has visible part' SOME PO:'megasporangiate strobilus')</text:p>
            <text:p>) AND 'depends on structure' ONLY (</text:p>
            <text:p>    NOT ('has visible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6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6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6];&quot; AND 'has quality datum' SOME (&quot;;CHAR(10);&quot;    'data item' AND (&quot;;CHAR(10);&quot;        ('upper count' VALUE 0) OR ('upper percent' VALUE 0.0)&quot;;CHAR(10);&quot;    )&quot;;CHAR(10);&quot;) &quot;)" office:value-type="string" office:string-value="'fresh seed cone presence' AND 'has quality datum' SOME (&#10;    'data item' AND (&#10;        ('upper count' VALUE 0) OR ('upper percent' VALUE 0.0)&#10;    )&#10;) " calcext:value-type="string">
            <text:p>'fresh seed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6]; &quot;)&quot;; CHAR(10); &quot;) AND 'depends on structure' ONLY (&quot;; CHAR(10); &quot;    NOT ('has visible part' SOME &quot;; [.E56]; &quot;)&quot;; CHAR(10); &quot;)&quot;)" office:value-type="string" office:string-value="'plant structure presence' AND 'quality of' SOME (&#10;    'whole plant' AND NOT ('has visible part' SOME 'fresh seed cone')&#10;) AND 'depends on structure' ONLY (&#10;    NOT ('has visible part' SOME 'fresh seed cone')&#10;)" calcext:value-type="string">
            <text:p>'plant structure presence' AND 'quality of' SOME (</text:p>
            <text:p>    'whole plant' AND NOT ('has visible part' SOME 'fresh seed cone')</text:p>
            <text:p>) AND 'depends on structure' ONLY (</text:p>
            <text:p>    NOT ('has visible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7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7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7];&quot; AND 'has quality datum' SOME (&quot;;CHAR(10);&quot;    'data item' AND (&quot;;CHAR(10);&quot;        ('upper count' VALUE 0) OR ('upper percent' VALUE 0.0)&quot;;CHAR(10);&quot;    )&quot;;CHAR(10);&quot;) &quot;)" office:value-type="string" office:string-value="'ripening seed cone presence' AND 'has quality datum' SOME (&#10;    'data item' AND (&#10;        ('upper count' VALUE 0) OR ('upper percent' VALUE 0.0)&#10;    )&#10;) " calcext:value-type="string">
            <text:p>'ripening seed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7]; &quot;)&quot;; CHAR(10); &quot;) AND 'depends on structure' ONLY (&quot;; CHAR(10); &quot;    NOT ('has visible part' SOME &quot;; [.E57]; &quot;)&quot;; CHAR(10); &quot;)&quot;)" office:value-type="string" office:string-value="'plant structure presence' AND 'quality of' SOME (&#10;    'whole plant' AND NOT ('has visible part' SOME 'ripening seed cone')&#10;) AND 'depends on structure' ONLY (&#10;    NOT ('has visible part' SOME 'ripening seed cone')&#10;)" calcext:value-type="string">
            <text:p>'plant structure presence' AND 'quality of' SOME (</text:p>
            <text:p>    'whole plant' AND NOT ('has visible part' SOME 'ripening seed cone')</text:p>
            <text:p>) AND 'depends on structure' ONLY (</text:p>
            <text:p>    NOT ('has visible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8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8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8]; &quot;} trait that is a {quality of} a {whole plant} that does not have any &quot;; SUBSTITUTE(SUBSTITUTE([.E58]; &quot;'&quot;; &quot;s&quot;; 2); &quot;'&quot;; &quot;&quot;); &quot; {$&quot;; [.E58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8];&quot; AND 'has quality datum' SOME (&quot;;CHAR(10);&quot;    'data item' AND (&quot;;CHAR(10);&quot;        ('upper count' VALUE 0) OR ('upper percent' VALUE 0.0)&quot;;CHAR(10);&quot;    )&quot;;CHAR(10);&quot;) &quot;)" office:value-type="string" office:string-value="'unripe seed cone presence' AND 'has quality datum' SOME (&#10;    'data item' AND (&#10;        ('upper count' VALUE 0) OR ('upper percent' VALUE 0.0)&#10;    )&#10;) " calcext:value-type="string">
            <text:p>'unripe seed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8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8]; &quot;)&quot;; CHAR(10); &quot;) AND 'depends on structure' ONLY (&quot;; CHAR(10); &quot;    NOT ('has visible part' SOME &quot;; [.E58]; &quot;)&quot;; CHAR(10); &quot;)&quot;)" office:value-type="string" office:string-value="'plant structure presence' AND 'quality of' SOME (&#10;    'whole plant' AND NOT ('has visible part' SOME 'unripe seed cone')&#10;) AND 'depends on structure' ONLY (&#10;    NOT ('has visible part' SOME 'unripe seed cone')&#10;)" calcext:value-type="string">
            <text:p>'plant structure presence' AND 'quality of' SOME (</text:p>
            <text:p>    'whole plant' AND NOT ('has visible part' SOME 'unripe seed cone')</text:p>
            <text:p>) AND 'depends on structure' ONLY (</text:p>
            <text:p>    NOT ('has visible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table:formula="of:=SUBSTITUTE([.D59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9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9]; &quot;} trait that is a {quality of} a {whole plant} that does not have any &quot;; SUBSTITUTE(SUBSTITUTE([.E59]; &quot;'&quot;; &quot;s&quot;; 2); &quot;'&quot;; &quot;&quot;); &quot; {$&quot;; [.E59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9];&quot; AND 'has quality datum' SOME (&quot;;CHAR(10);&quot;    'data item' AND (&quot;;CHAR(10);&quot;        ('upper count' VALUE 0) OR ('upper percent' VALUE 0.0)&quot;;CHAR(10);&quot;    )&quot;;CHAR(10);&quot;) &quot;)" office:value-type="string" office:string-value="'ripe seed cone presence' AND 'has quality datum' SOME (&#10;    'data item' AND (&#10;        ('upper count' VALUE 0) OR ('upper percent' VALUE 0.0)&#10;    )&#10;) " calcext:value-type="string">
            <text:p>'ripe seed con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visible part' SOME &quot;; [.E59]; &quot;)&quot;; CHAR(10); &quot;) AND 'depends on structure' ONLY (&quot;; CHAR(10); &quot;    NOT ('has visible part' SOME &quot;; [.E59]; &quot;)&quot;; CHAR(10); &quot;)&quot;)" office:value-type="string" office:string-value="'plant structure presence' AND 'quality of' SOME (&#10;    'whole plant' AND NOT ('has visible part' SOME 'ripe seed cone')&#10;) AND 'depends on structure' ONLY (&#10;    NOT ('has visible part' SOME 'ripe seed cone')&#10;)" calcext:value-type="string">
            <text:p>'plant structure presence' AND 'quality of' SOME (</text:p>
            <text:p>    'whole plant' AND NOT ('has visible part' SOME 'ripe seed cone')</text:p>
            <text:p>) AND 'depends on structure' ONLY (</text:p>
            <text:p>    NOT ('has visible part' SOME 'ripe seed cone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5" table:formula="of:=SUBSTITUTE([.D60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1];&quot; AND 'has quality datum' SOME (&quot;;CHAR(10);&quot;    'data item' AND (&quot;;CHAR(10);&quot;        ('upper count' VALUE 0) OR ('upper percent' VALUE 0.0)&quot;;CHAR(10);&quot;    )&quot;;CHAR(10);&quot;) &quot;)" office:value-type="string" office:string-value="'abscised plant structure presence' AND 'has quality datum' SOME (&#10;    'data item' AND (&#10;        ('upper count' VALUE 0) OR ('upper percent' VALUE 0.0)&#10;    )&#10;) " calcext:value-type="string">
            <text:p>'abscised plant structure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61]; &quot;)&quot;; CHAR(10); &quot;) AND 'depends on structure' ONLY (&quot;; CHAR(10); &quot;    NOT ('abscised' SOME &quot;; [.E61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2];&quot; AND 'has quality datum' SOME (&quot;;CHAR(10);&quot;    'data item' AND (&quot;;CHAR(10);&quot;        ('upper count' VALUE 0) OR ('upper percent' VALUE 0.0)&quot;;CHAR(10);&quot;    )&quot;;CHAR(10);&quot;) &quot;)" office:value-type="string" office:string-value="'abscised leaf presence' AND 'has quality datum' SOME (&#10;    'data item' AND (&#10;        ('upper count' VALUE 0) OR ('upper percent' VALUE 0.0)&#10;    )&#10;) " calcext:value-type="string">
            <text:p>'abscised leaf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2]; &quot;)&quot;; CHAR(10); &quot;) AND 'depends on structure' ONLY (&quot;; CHAR(10); &quot;    NOT ('abscised' SOME &quot;; [.E62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3];&quot; AND 'has quality datum' SOME (&quot;;CHAR(10);&quot;    'data item' AND (&quot;;CHAR(10);&quot;        ('upper count' VALUE 0) OR ('upper percent' VALUE 0.0)&quot;;CHAR(10);&quot;    )&quot;;CHAR(10);&quot;) &quot;)" office:value-type="string" office:string-value="'abscised fruit or seed presence' AND 'has quality datum' SOME (&#10;    'data item' AND (&#10;        ('upper count' VALUE 0) OR ('upper percent' VALUE 0.0)&#10;    )&#10;) " calcext:value-type="string">
            <text:p>'abscised fruit or see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3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3]; &quot;))&quot;; CHAR(10); &quot;) AND 'depends on structure' ONLY (&quot;; CHAR(10); &quot;    NOT ('abscised' SOME (&quot;; [.E63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8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4];&quot; AND 'has quality datum' SOME (&quot;;CHAR(10);&quot;    'data item' AND (&quot;;CHAR(10);&quot;        ('upper count' VALUE 0) OR ('upper percent' VALUE 0.0)&quot;;CHAR(10);&quot;    )&quot;;CHAR(10);&quot;) &quot;)" office:value-type="string" office:string-value="'abscised cone or seed presence' AND 'has quality datum' SOME (&#10;    'data item' AND (&#10;        ('upper count' VALUE 0) OR ('upper percent' VALUE 0.0)&#10;    )&#10;) " calcext:value-type="string">
            <text:p>'abscised cone or seed presence' AND 'has quality datum' SOME (</text:p>
            <text:p>    'data ite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4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4]; &quot;))&quot;; CHAR(10); &quot;) AND 'depends on structure' ONLY (&quot;; CHAR(10); &quot;    NOT ('abscised' SOME (&quot;; [.E64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34:37.357091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4:40:36.937993851</dc:date>
    <meta:editing-duration>P28DT6H43M22S</meta:editing-duration>
    <meta:editing-cycles>206</meta:editing-cycles>
    <meta:generator>LibreOffice/6.0.2.1$MacOSX_X86_64 LibreOffice_project/f7f06a8f319e4b62f9bc5095aa112a65d2f3ac89</meta:generator>
    <meta:document-statistic meta:table-count="1" meta:cell-count="544" meta:object-count="0"/>
  </office:meta>
</office:document-meta>
</file>